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8813in" fo:margin-left="-0.0639in" table:align="left" style:writing-mode="lr-tb"/>
    </style:style>
    <style:style style:name="Table1.A" style:family="table-column">
      <style:table-column-properties style:column-width="1.1417in"/>
    </style:style>
    <style:style style:name="Table1.F" style:family="table-column">
      <style:table-column-properties style:column-width="1.172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486in" fo:padding-right="0.0486in" fo:padding-top="0in" fo:padding-bottom="0in" fo:border-left="2.25pt solid #000000" fo:border-right="none" fo:border-top="2.25pt solid #000000" fo:border-bottom="0.5pt solid #000000" style:writing-mode="lr-tb"/>
    </style:style>
    <style:style style:name="Table1.B1" style:family="table-cell">
      <style:table-cell-properties style:vertical-align="top" fo:padding-left="0.0486in" fo:padding-right="0.0486in" fo:padding-top="0in" fo:padding-bottom="0in" fo:border-left="0.5pt solid #000000" fo:border-right="none" fo:border-top="2.25pt solid #000000" fo:border-bottom="0.5pt solid #000000" style:writing-mode="lr-tb"/>
    </style:style>
    <style:style style:name="Table1.F1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2.25pt solid #000000" fo:border-bottom="0.5pt solid #000000" style:writing-mode="lr-tb"/>
    </style:style>
    <style:style style:name="Table1.A2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1.B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F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1.A4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2.25pt solid #000000" style:writing-mode="lr-tb"/>
    </style:style>
    <style:style style:name="Table1.B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1.F4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2.25pt solid #000000" style:writing-mode="lr-tb"/>
    </style:style>
    <style:style style:name="Table2" style:family="table">
      <style:table-properties style:width="7.0139in" fo:margin-left="-0.0639in" table:align="left" style:writing-mode="lr-tb"/>
    </style:style>
    <style:style style:name="Table2.A" style:family="table-column">
      <style:table-column-properties style:column-width="1.7222in"/>
    </style:style>
    <style:style style:name="Table2.B" style:family="table-column">
      <style:table-column-properties style:column-width="1.0826in"/>
    </style:style>
    <style:style style:name="Table2.C" style:family="table-column">
      <style:table-column-properties style:column-width="4.209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486in" fo:padding-right="0.0486in" fo:padding-top="0in" fo:padding-bottom="0in" fo:border-left="2.25pt solid #000000" fo:border-right="none" fo:border-top="2.25pt solid #000000" fo:border-bottom="2.25pt solid #000000" style:writing-mode="lr-tb"/>
    </style:style>
    <style:style style:name="Table2.C1" style:family="table-cell">
      <style:table-cell-properties style:vertical-align="top" fo:padding-left="0.0486in" fo:padding-right="0.0486in" fo:padding-top="0in" fo:padding-bottom="0in" fo:border="2.25pt solid #000000" style:writing-mode="lr-tb"/>
    </style:style>
    <style:style style:name="Table2.A2" style:family="table-cell">
      <style:table-cell-properties style:vertical-align="top" fo:padding-left="0.0486in" fo:padding-right="0.0486in" fo:padding-top="0in" fo:padding-bottom="0in" fo:border-left="2.25pt solid #000000" fo:border-right="none" fo:border-top="2.25pt solid #000000" fo:border-bottom="0.5pt solid #000000" style:writing-mode="lr-tb"/>
    </style:style>
    <style:style style:name="Table2.C2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2.25pt solid #000000" fo:border-bottom="0.5pt solid #000000" style:writing-mode="lr-tb"/>
    </style:style>
    <style:style style:name="Table2.A3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2.C3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0.5pt solid #000000" fo:border-bottom="0.5pt solid #000000" style:writing-mode="lr-tb"/>
    </style:style>
    <style:style style:name="Table2.A6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2.25pt solid #000000" style:writing-mode="lr-tb"/>
    </style:style>
    <style:style style:name="Table2.C6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0.5pt solid #000000" fo:border-bottom="2.25pt solid #000000" style:writing-mode="lr-tb"/>
    </style:style>
    <style:style style:name="Table3" style:family="table">
      <style:table-properties style:width="4.5708in" fo:margin-left="0.8597in" table:align="left" style:writing-mode="lr-tb"/>
    </style:style>
    <style:style style:name="Table3.A" style:family="table-column">
      <style:table-column-properties style:column-width="1.291in"/>
    </style:style>
    <style:style style:name="Table3.B" style:family="table-column">
      <style:table-column-properties style:column-width="1.0826in"/>
    </style:style>
    <style:style style:name="Table3.C" style:family="table-column">
      <style:table-column-properties style:column-width="2.1972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486in" fo:padding-right="0.0486in" fo:padding-top="0in" fo:padding-bottom="0in" fo:border-left="2.25pt solid #000000" fo:border-right="none" fo:border-top="2.25pt solid #000000" fo:border-bottom="2.25pt solid #000000" style:writing-mode="lr-tb"/>
    </style:style>
    <style:style style:name="Table3.C1" style:family="table-cell">
      <style:table-cell-properties style:vertical-align="top" fo:padding-left="0.0486in" fo:padding-right="0.0486in" fo:padding-top="0in" fo:padding-bottom="0in" fo:border="2.25pt solid #000000" style:writing-mode="lr-tb"/>
    </style:style>
    <style:style style:name="Table3.A2" style:family="table-cell">
      <style:table-cell-properties style:vertical-align="top" fo:padding-left="0.0486in" fo:padding-right="0.0486in" fo:padding-top="0in" fo:padding-bottom="0in" fo:border-left="2.25pt solid #000000" fo:border-right="none" fo:border-top="2.25pt solid #000000" fo:border-bottom="0.5pt solid #000000" style:writing-mode="lr-tb"/>
    </style:style>
    <style:style style:name="Table3.C2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2.25pt solid #000000" fo:border-bottom="0.5pt solid #000000" style:writing-mode="lr-tb"/>
    </style:style>
    <style:style style:name="Table3.A3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3.C3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0.5pt solid #000000" fo:border-bottom="0.5pt solid #000000" style:writing-mode="lr-tb"/>
    </style:style>
    <style:style style:name="Table3.A8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2.25pt solid #000000" style:writing-mode="lr-tb"/>
    </style:style>
    <style:style style:name="Table3.C8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0.5pt solid #000000" fo:border-bottom="2.25pt solid #000000" style:writing-mode="lr-tb"/>
    </style:style>
    <style:style style:name="Table4" style:family="table">
      <style:table-properties style:width="7.0139in" fo:margin-left="-0.0639in" table:align="left" style:writing-mode="lr-tb"/>
    </style:style>
    <style:style style:name="Table4.A" style:family="table-column">
      <style:table-column-properties style:column-width="1.841in"/>
    </style:style>
    <style:style style:name="Table4.B" style:family="table-column">
      <style:table-column-properties style:column-width="0.7083in"/>
    </style:style>
    <style:style style:name="Table4.C" style:family="table-column">
      <style:table-column-properties style:column-width="0.9125in"/>
    </style:style>
    <style:style style:name="Table4.D" style:family="table-column">
      <style:table-column-properties style:column-width="1.8701in"/>
    </style:style>
    <style:style style:name="Table4.F" style:family="table-column">
      <style:table-column-properties style:column-width="0.9736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0486in" fo:padding-right="0.0486in" fo:padding-top="0in" fo:padding-bottom="0in" fo:border-left="2.25pt solid #000000" fo:border-right="none" fo:border-top="2.25pt solid #000000" fo:border-bottom="2.25pt solid #000000" style:writing-mode="lr-tb"/>
    </style:style>
    <style:style style:name="Table4.F1" style:family="table-cell">
      <style:table-cell-properties style:vertical-align="top" fo:padding-left="0.0486in" fo:padding-right="0.0486in" fo:padding-top="0in" fo:padding-bottom="0in" fo:border="2.25pt solid #000000" style:writing-mode="lr-tb"/>
    </style:style>
    <style:style style:name="Table4.A2" style:family="table-cell">
      <style:table-cell-properties style:vertical-align="top" fo:padding-left="0.0486in" fo:padding-right="0.0486in" fo:padding-top="0in" fo:padding-bottom="0in" fo:border-left="2.25pt solid #000000" fo:border-right="none" fo:border-top="2.25pt solid #000000" fo:border-bottom="0.5pt solid #000000" style:writing-mode="lr-tb"/>
    </style:style>
    <style:style style:name="Table4.F2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2.25pt solid #000000" fo:border-bottom="0.5pt solid #000000" style:writing-mode="lr-tb"/>
    </style:style>
    <style:style style:name="Table4.A3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4.F3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0.5pt solid #000000" fo:border-bottom="0.5pt solid #000000" style:writing-mode="lr-tb"/>
    </style:style>
    <style:style style:name="Table4.A7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2.25pt solid #000000" style:writing-mode="lr-tb"/>
    </style:style>
    <style:style style:name="Table4.F7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0.5pt solid #000000" fo:border-bottom="2.25pt solid #000000" style:writing-mode="lr-tb"/>
    </style:style>
    <style:style style:name="Table5" style:family="table">
      <style:table-properties style:width="5.2486in" fo:margin-left="0.7722in" table:align="left" style:writing-mode="lr-tb"/>
    </style:style>
    <style:style style:name="Table5.A" style:family="table-column">
      <style:table-column-properties style:column-width="2.6549in"/>
    </style:style>
    <style:style style:name="Table5.B" style:family="table-column">
      <style:table-column-properties style:column-width="2.5938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0486in" fo:padding-right="0.0486in" fo:padding-top="0in" fo:padding-bottom="0in" fo:border-left="2.25pt solid #000000" fo:border-right="none" fo:border-top="2.25pt solid #000000" fo:border-bottom="2.25pt solid #000000" style:writing-mode="lr-tb"/>
    </style:style>
    <style:style style:name="Table5.B1" style:family="table-cell">
      <style:table-cell-properties style:vertical-align="top" fo:padding-left="0.0486in" fo:padding-right="0.0486in" fo:padding-top="0in" fo:padding-bottom="0in" fo:border="2.25pt solid #000000" style:writing-mode="lr-tb"/>
    </style:style>
    <style:style style:name="Table5.A2" style:family="table-cell">
      <style:table-cell-properties style:vertical-align="top" fo:padding-left="0.0486in" fo:padding-right="0.0486in" fo:padding-top="0in" fo:padding-bottom="0in" fo:border-left="2.25pt solid #000000" fo:border-right="none" fo:border-top="2.25pt solid #000000" fo:border-bottom="0.5pt solid #000000" style:writing-mode="lr-tb"/>
    </style:style>
    <style:style style:name="Table5.B2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2.25pt solid #000000" fo:border-bottom="0.5pt solid #000000" style:writing-mode="lr-tb"/>
    </style:style>
    <style:style style:name="Table5.A3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5.B3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0.5pt solid #000000" fo:border-bottom="0.5pt solid #000000" style:writing-mode="lr-tb"/>
    </style:style>
    <style:style style:name="Table5.A5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2.25pt solid #000000" style:writing-mode="lr-tb"/>
    </style:style>
    <style:style style:name="Table5.B5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0.5pt solid #000000" fo:border-bottom="2.25pt solid #000000" style:writing-mode="lr-tb"/>
    </style:style>
    <style:style style:name="Table6" style:family="table">
      <style:table-properties style:width="5.2486in" fo:margin-left="0.7722in" table:align="left" style:writing-mode="lr-tb"/>
    </style:style>
    <style:style style:name="Table6.A" style:family="table-column">
      <style:table-column-properties style:column-width="2.6549in"/>
    </style:style>
    <style:style style:name="Table6.B" style:family="table-column">
      <style:table-column-properties style:column-width="2.5938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0486in" fo:padding-right="0.0486in" fo:padding-top="0in" fo:padding-bottom="0in" fo:border-left="2.25pt solid #000000" fo:border-right="none" fo:border-top="2.25pt solid #000000" fo:border-bottom="2.25pt solid #000000" style:writing-mode="lr-tb"/>
    </style:style>
    <style:style style:name="Table6.B1" style:family="table-cell">
      <style:table-cell-properties style:vertical-align="top" fo:padding-left="0.0486in" fo:padding-right="0.0486in" fo:padding-top="0in" fo:padding-bottom="0in" fo:border="2.25pt solid #000000" style:writing-mode="lr-tb"/>
    </style:style>
    <style:style style:name="Table6.A2" style:family="table-cell">
      <style:table-cell-properties style:vertical-align="top" fo:padding-left="0.0486in" fo:padding-right="0.0486in" fo:padding-top="0in" fo:padding-bottom="0in" fo:border-left="2.25pt solid #000000" fo:border-right="none" fo:border-top="2.25pt solid #000000" fo:border-bottom="0.5pt solid #000000" style:writing-mode="lr-tb"/>
    </style:style>
    <style:style style:name="Table6.B2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2.25pt solid #000000" fo:border-bottom="0.5pt solid #000000" style:writing-mode="lr-tb"/>
    </style:style>
    <style:style style:name="Table6.A3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6.B3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0.5pt solid #000000" fo:border-bottom="0.5pt solid #000000" style:writing-mode="lr-tb"/>
    </style:style>
    <style:style style:name="Table6.A4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2.25pt solid #000000" style:writing-mode="lr-tb"/>
    </style:style>
    <style:style style:name="Table6.B4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0.5pt solid #000000" fo:border-bottom="2.25pt solid #000000" style:writing-mode="lr-tb"/>
    </style:style>
    <style:style style:name="Table7" style:family="table">
      <style:table-properties style:width="5.2486in" fo:margin-left="0.7722in" table:align="left" style:writing-mode="lr-tb"/>
    </style:style>
    <style:style style:name="Table7.A" style:family="table-column">
      <style:table-column-properties style:column-width="1.4771in"/>
    </style:style>
    <style:style style:name="Table7.B" style:family="table-column">
      <style:table-column-properties style:column-width="3.7715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-left="0.0486in" fo:padding-right="0.0486in" fo:padding-top="0in" fo:padding-bottom="0in" fo:border-left="2.25pt solid #000000" fo:border-right="none" fo:border-top="2.25pt solid #000000" fo:border-bottom="2.25pt solid #000000" style:writing-mode="lr-tb"/>
    </style:style>
    <style:style style:name="Table7.B1" style:family="table-cell">
      <style:table-cell-properties style:vertical-align="top" fo:padding-left="0.0486in" fo:padding-right="0.0486in" fo:padding-top="0in" fo:padding-bottom="0in" fo:border="2.25pt solid #000000" style:writing-mode="lr-tb"/>
    </style:style>
    <style:style style:name="Table7.A2" style:family="table-cell">
      <style:table-cell-properties style:vertical-align="top" fo:padding-left="0.0486in" fo:padding-right="0.0486in" fo:padding-top="0in" fo:padding-bottom="0in" fo:border-left="2.25pt solid #000000" fo:border-right="none" fo:border-top="2.25pt solid #000000" fo:border-bottom="0.5pt solid #000000" style:writing-mode="lr-tb"/>
    </style:style>
    <style:style style:name="Table7.B2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2.25pt solid #000000" fo:border-bottom="0.5pt solid #000000" style:writing-mode="lr-tb"/>
    </style:style>
    <style:style style:name="Table7.A3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7.B3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0.5pt solid #000000" fo:border-bottom="0.5pt solid #000000" style:writing-mode="lr-tb"/>
    </style:style>
    <style:style style:name="Table7.A6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2.25pt solid #000000" style:writing-mode="lr-tb"/>
    </style:style>
    <style:style style:name="Table7.B6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0.5pt solid #000000" fo:border-bottom="2.25pt solid #000000" style:writing-mode="lr-tb"/>
    </style:style>
    <style:style style:name="Table8" style:family="table">
      <style:table-properties style:width="5.2486in" fo:margin-left="0.7722in" table:align="left" style:writing-mode="lr-tb"/>
    </style:style>
    <style:style style:name="Table8.A" style:family="table-column">
      <style:table-column-properties style:column-width="2.0875in"/>
    </style:style>
    <style:style style:name="Table8.B" style:family="table-column">
      <style:table-column-properties style:column-width="3.1611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padding-left="0.0486in" fo:padding-right="0.0486in" fo:padding-top="0in" fo:padding-bottom="0in" fo:border-left="2.25pt solid #000000" fo:border-right="none" fo:border-top="2.25pt solid #000000" fo:border-bottom="2.25pt solid #000000" style:writing-mode="lr-tb"/>
    </style:style>
    <style:style style:name="Table8.B1" style:family="table-cell">
      <style:table-cell-properties style:vertical-align="top" fo:padding-left="0.0486in" fo:padding-right="0.0486in" fo:padding-top="0in" fo:padding-bottom="0in" fo:border="2.25pt solid #000000" style:writing-mode="lr-tb"/>
    </style:style>
    <style:style style:name="Table8.A2" style:family="table-cell">
      <style:table-cell-properties style:vertical-align="top" fo:padding-left="0.0486in" fo:padding-right="0.0486in" fo:padding-top="0in" fo:padding-bottom="0in" fo:border-left="2.25pt solid #000000" fo:border-right="none" fo:border-top="2.25pt solid #000000" fo:border-bottom="0.5pt solid #000000" style:writing-mode="lr-tb"/>
    </style:style>
    <style:style style:name="Table8.B2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2.25pt solid #000000" fo:border-bottom="0.5pt solid #000000" style:writing-mode="lr-tb"/>
    </style:style>
    <style:style style:name="Table8.A3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8.B3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0.5pt solid #000000" fo:border-bottom="0.5pt solid #000000" style:writing-mode="lr-tb"/>
    </style:style>
    <style:style style:name="Table8.A5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2.25pt solid #000000" style:writing-mode="lr-tb"/>
    </style:style>
    <style:style style:name="Table8.B5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0.5pt solid #000000" fo:border-bottom="2.25pt solid #000000" style:writing-mode="lr-tb"/>
    </style:style>
    <style:style style:name="Table9" style:family="table">
      <style:table-properties style:width="5.2486in" fo:margin-left="0.7722in" table:align="left" style:writing-mode="lr-tb"/>
    </style:style>
    <style:style style:name="Table9.A" style:family="table-column">
      <style:table-column-properties style:column-width="2.6549in"/>
    </style:style>
    <style:style style:name="Table9.B" style:family="table-column">
      <style:table-column-properties style:column-width="2.5938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-left="0.0486in" fo:padding-right="0.0486in" fo:padding-top="0in" fo:padding-bottom="0in" fo:border-left="2.25pt solid #000000" fo:border-right="none" fo:border-top="2.25pt solid #000000" fo:border-bottom="2.25pt solid #000000" style:writing-mode="lr-tb"/>
    </style:style>
    <style:style style:name="Table9.B1" style:family="table-cell">
      <style:table-cell-properties style:vertical-align="top" fo:padding-left="0.0486in" fo:padding-right="0.0486in" fo:padding-top="0in" fo:padding-bottom="0in" fo:border="2.25pt solid #000000" style:writing-mode="lr-tb"/>
    </style:style>
    <style:style style:name="Table9.A2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9.B2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0.5pt solid #000000" fo:border-bottom="0.5pt solid #000000" style:writing-mode="lr-tb"/>
    </style:style>
    <style:style style:name="Table9.A5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2.25pt solid #000000" style:writing-mode="lr-tb"/>
    </style:style>
    <style:style style:name="Table9.B5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0.5pt solid #000000" fo:border-bottom="2.25pt solid #000000" style:writing-mode="lr-tb"/>
    </style:style>
    <style:style style:name="P1" style:family="paragraph" style:parent-style-name="Footer">
      <style:paragraph-properties fo:margin-left="0in" fo:margin-right="0.25in" fo:text-indent="0in" style:auto-text-indent="false"/>
    </style:style>
    <style:style style:name="P2" style:family="paragraph" style:parent-style-name="Heading_20_2">
      <style:paragraph-properties fo:margin-top="0in" fo:margin-bottom="0in" loext:contextual-spacing="false" fo:text-align="center" style:justify-single-word="false"/>
      <style:text-properties style:font-name="Times New Roman" fo:font-size="12pt" fo:language="pt" fo:country="BR" fo:font-style="normal" style:font-size-asian="12pt" style:font-style-asian="normal" style:font-name-complex="Times New Roman" style:font-size-complex="12pt"/>
    </style:style>
    <style:style style:name="P3" style:family="paragraph" style:parent-style-name="Standard">
      <style:paragraph-properties style:text-autospace="non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 style:text-autospace="none"/>
    </style:style>
    <style:style style:name="P6" style:family="paragraph" style:parent-style-name="Standard">
      <style:paragraph-properties fo:text-align="center" style:justify-single-word="false" style:text-autospace="none"/>
      <style:text-properties fo:font-size="20pt" fo:language="pt" fo:country="BR" style:font-size-asian="20pt" style:language-asian="pt" style:country-asian="BR" style:font-name-complex="Courier New" style:font-size-complex="20pt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fo:font-size="14pt" fo:language="pt" fo:country="BR" fo:font-weight="bold" style:font-size-asian="14pt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4pt" fo:language="pt" fo:country="BR" fo:font-weight="bold" style:font-size-asian="14pt" style:font-weight-asian="bold" style:font-weight-complex="bold"/>
    </style:style>
    <style:style style:name="P10" style:family="paragraph" style:parent-style-name="Standard">
      <style:paragraph-properties style:text-autospace="none"/>
      <style:text-properties fo:font-size="14pt" fo:language="pt" fo:country="BR" fo:font-weight="bold" style:font-size-asian="14pt" style:language-asian="pt" style:country-asian="BR" style:font-weight-asian="bold" style:font-name-complex="Courier New" style:font-weight-complex="bold"/>
    </style:style>
    <style:style style:name="P11" style:family="paragraph" style:parent-style-name="Standard">
      <style:text-properties fo:language="pt" fo:country="BR"/>
    </style:style>
    <style:style style:name="P12" style:family="paragraph" style:parent-style-name="Standard">
      <style:text-properties fo:language="pt" fo:country="BR" style:font-weight-complex="bold"/>
    </style:style>
    <style:style style:name="P13" style:family="paragraph" style:parent-style-name="Standard">
      <style:paragraph-properties fo:text-align="justify" style:justify-single-word="false"/>
      <style:text-properties fo:language="pt" fo:country="BR" style:font-weight-complex="bold"/>
    </style:style>
    <style:style style:name="P14" style:family="paragraph" style:parent-style-name="Standard" style:list-style-name="WW8Num1">
      <style:paragraph-properties fo:line-height="150%" fo:text-align="justify" style:justify-single-word="false"/>
      <style:text-properties fo:language="pt" fo:country="BR" style:font-weight-complex="bold"/>
    </style:style>
    <style:style style:name="P15" style:family="paragraph" style:parent-style-name="Standard">
      <style:text-properties fo:language="pt" fo:country="BR" fo:font-weight="bold" style:font-weight-asian="bold"/>
    </style:style>
    <style:style style:name="P16" style:family="paragraph" style:parent-style-name="Standard">
      <style:text-properties fo:language="pt" fo:country="BR" fo:font-weight="bold" style:font-weight-asian="bold" style:font-weight-complex="bold"/>
    </style:style>
    <style:style style:name="P17" style:family="paragraph" style:parent-style-name="Standard">
      <style:paragraph-properties style:snap-to-layout-grid="false"/>
      <style:text-properties fo:language="pt" fo:country="BR" fo:font-weight="bold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fo:language="pt" fo:country="BR" fo:font-weight="bold" style:font-weight-asian="bold" style:font-weight-complex="bold"/>
    </style:style>
    <style:style style:name="P19" style:family="paragraph" style:parent-style-name="Standard">
      <style:paragraph-properties fo:line-height="150%" fo:text-align="justify" style:justify-single-word="false"/>
      <style:text-properties fo:language="pt" fo:country="BR"/>
    </style:style>
    <style:style style:name="P20" style:family="paragraph" style:parent-style-name="Standard" style:list-style-name="WW8Num1">
      <style:paragraph-properties fo:line-height="150%" fo:text-align="justify" style:justify-single-word="false"/>
      <style:text-properties fo:language="pt" fo:country="BR"/>
    </style:style>
    <style:style style:name="P21" style:family="paragraph" style:parent-style-name="Standard" style:list-style-name="WW8Num4">
      <style:paragraph-properties fo:line-height="150%" fo:text-align="justify" style:justify-single-word="false"/>
      <style:text-properties fo:language="pt" fo:country="BR"/>
    </style:style>
    <style:style style:name="P22" style:family="paragraph" style:parent-style-name="Standard">
      <style:paragraph-properties fo:text-align="center" style:justify-single-word="false"/>
      <style:text-properties fo:language="pt" fo:country="BR"/>
    </style:style>
    <style:style style:name="P23" style:family="paragraph" style:parent-style-name="Standard">
      <style:text-properties style:font-name="Courier New" fo:font-weight="bold" style:font-weight-asian="bold" style:font-name-complex="Courier New" style:font-weight-complex="bold"/>
    </style:style>
    <style:style style:name="P24" style:family="paragraph" style:parent-style-name="Standard">
      <style:text-properties style:font-name="Courier New" fo:language="pt" fo:country="BR" fo:font-weight="bold" style:font-weight-asian="bold" style:font-name-complex="Courier New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Courier New" fo:language="pt" fo:country="BR" fo:font-weight="bold" style:font-weight-asian="bold" style:font-name-complex="Courier New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Courier New" fo:language="pt" fo:country="BR" fo:font-weight="bold" style:font-weight-asian="bold" style:font-name-complex="Courier New" style:font-weight-complex="bold"/>
    </style:style>
    <style:style style:name="P27" style:family="paragraph" style:parent-style-name="Standard">
      <style:paragraph-properties fo:text-align="center" style:justify-single-word="false" style:snap-to-layout-grid="false"/>
      <style:text-properties style:font-name="Courier New" fo:language="pt" fo:country="BR" fo:font-weight="bold" style:font-weight-asian="bold" style:font-name-complex="Courier New" style:font-weight-complex="bold"/>
    </style:style>
    <style:style style:name="P28" style:family="paragraph" style:parent-style-name="Standard">
      <style:paragraph-properties style:text-autospace="none"/>
      <style:text-properties style:font-name="Courier New" fo:language="pt" fo:country="BR" style:font-name-asian="Courier New" style:language-asian="pt" style:country-asian="BR" style:font-name-complex="Courier New"/>
    </style:style>
    <style:style style:name="P29" style:family="paragraph" style:parent-style-name="Standard">
      <style:paragraph-properties style:text-autospace="none"/>
      <style:text-properties style:font-name="Courier New" fo:language="pt" fo:country="BR" style:language-asian="pt" style:country-asian="BR" style:font-name-complex="Courier New"/>
    </style:style>
    <style:style style:name="P30" style:family="paragraph" style:parent-style-name="Standard">
      <style:paragraph-properties style:text-autospace="none"/>
      <style:text-properties style:font-name="Courier New" style:font-name-asian="Courier New" style:language-asian="pt" style:country-asian="BR" style:font-name-complex="Courier New"/>
    </style:style>
    <style:style style:name="P31" style:family="paragraph" style:parent-style-name="Standard">
      <style:text-properties style:font-name="Courier New" fo:font-size="14pt" fo:language="pt" fo:country="BR" fo:font-weight="bold" style:font-size-asian="14pt" style:language-asian="pt" style:country-asian="BR" style:font-weight-asian="bold" style:font-name-complex="Courier New" style:font-weight-complex="bold"/>
    </style:style>
    <style:style style:name="P32" style:family="paragraph" style:parent-style-name="Standard">
      <style:paragraph-properties fo:line-height="150%" fo:text-align="justify" style:justify-single-word="false"/>
    </style:style>
    <style:style style:name="P33" style:family="paragraph" style:parent-style-name="Standard" style:list-style-name="WW8Num1">
      <style:paragraph-properties fo:line-height="150%" fo:text-align="justify" style:justify-single-word="false"/>
    </style:style>
    <style:style style:name="P34" style:family="paragraph" style:parent-style-name="Standard" style:list-style-name="WW8Num4">
      <style:paragraph-properties fo:line-height="150%" fo:text-align="justify" style:justify-single-word="false"/>
    </style:style>
    <style:style style:name="P35" style:family="paragraph" style:parent-style-name="Standard">
      <style:paragraph-properties style:text-autospace="none"/>
      <style:text-properties fo:color="#c9211e"/>
    </style:style>
    <style:style style:name="P36" style:family="paragraph" style:parent-style-name="Standard">
      <style:paragraph-properties style:text-autospace="none"/>
      <style:text-properties fo:color="#c9211e" style:font-name="Courier New" fo:language="pt" fo:country="BR" style:font-name-asian="Courier New" style:language-asian="pt" style:country-asian="BR" style:font-name-complex="Courier New"/>
    </style:style>
    <style:style style:name="P37" style:family="paragraph" style:parent-style-name="Standard">
      <style:paragraph-properties fo:break-before="page"/>
    </style:style>
    <style:style style:name="P38" style:family="paragraph" style:parent-style-name="Standard">
      <style:paragraph-properties fo:break-before="page"/>
      <style:text-properties style:font-name="Courier New" fo:language="pt" fo:country="BR" fo:font-weight="bold" style:font-weight-asian="bold" style:font-name-complex="Courier New" style:font-weight-complex="bold"/>
    </style:style>
    <style:style style:name="P39" style:family="paragraph" style:parent-style-name="Standard">
      <style:paragraph-properties fo:margin-left="0in" fo:margin-right="0in" fo:text-indent="0.4917in" style:auto-text-indent="false"/>
    </style:style>
    <style:style style:name="P40" style:family="paragraph" style:parent-style-name="Standard">
      <style:paragraph-properties fo:margin-left="0in" fo:margin-right="0in" fo:text-indent="0.4917in" style:auto-text-indent="false"/>
      <style:text-properties fo:language="pt" fo:country="BR"/>
    </style:style>
    <style:style style:name="P41" style:family="paragraph" style:parent-style-name="Standard">
      <style:paragraph-properties fo:margin-left="0.3055in" fo:margin-right="0in" fo:line-height="150%" fo:text-align="justify" style:justify-single-word="false" fo:text-indent="0in" style:auto-text-indent="false"/>
      <style:text-properties fo:language="pt" fo:country="BR"/>
    </style:style>
    <style:style style:name="P42" style:family="paragraph" style:parent-style-name="Standard" style:master-page-name="Standard">
      <style:paragraph-properties fo:text-align="center" style:justify-single-word="false" style:page-number="auto" style:text-autospace="non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 fo:language="pt" fo:country="BR" fo:font-weight="bold" style:font-size-asian="20pt" style:language-asian="pt" style:country-asian="BR" style:font-weight-asian="bold" style:font-name-complex="Courier New" style:font-size-complex="20pt"/>
    </style:style>
    <style:style style:name="T4" style:family="text">
      <style:text-properties fo:font-size="20pt" fo:language="pt" fo:country="BR" style:font-size-asian="20pt" style:language-asian="pt" style:country-asian="BR" style:font-name-complex="Courier New" style:font-size-complex="20pt"/>
    </style:style>
    <style:style style:name="T5" style:family="text">
      <style:text-properties style:language-asian="pt" style:country-asian="BR" style:font-name-complex="Courier New" style:font-size-complex="20pt"/>
    </style:style>
    <style:style style:name="T6" style:family="text">
      <style:text-properties fo:language="pt" fo:country="BR"/>
    </style:style>
    <style:style style:name="T7" style:family="text">
      <style:text-properties fo:language="pt" fo:country="BR" style:language-asian="pt" style:country-asian="BR" style:font-name-complex="Courier New"/>
    </style:style>
    <style:style style:name="T8" style:family="text">
      <style:text-properties fo:language="pt" fo:country="BR" fo:font-weight="bold" style:font-weight-asian="bold"/>
    </style:style>
    <style:style style:name="T9" style:family="text">
      <style:text-properties fo:language="pt" fo:country="BR" fo:font-weight="bold" style:font-weight-asian="bold" style:font-weight-complex="bold"/>
    </style:style>
    <style:style style:name="T10" style:family="text">
      <style:text-properties fo:language="pt" fo:country="BR" style:font-weight-complex="bold"/>
    </style:style>
    <style:style style:name="T11" style:family="text">
      <style:text-properties style:font-weight-complex="bold"/>
    </style:style>
    <style:style style:name="T12" style:family="text">
      <style:text-properties fo:font-size="14pt" fo:language="pt" fo:country="BR" fo:font-weight="bold" style:font-size-asian="14pt" style:font-weight-asian="bold" style:font-weight-complex="bold"/>
    </style:style>
    <style:style style:name="T13" style:family="text">
      <style:text-properties style:font-name-asian="Courier New"/>
    </style:style>
    <style:style style:name="T14" style:family="text">
      <style:text-properties style:font-name="Courier New" fo:font-weight="bold" style:font-weight-asian="bold" style:font-name-complex="Courier New" style:font-weight-complex="bold"/>
    </style:style>
    <style:style style:name="T15" style:family="text">
      <style:text-properties style:font-name="Courier New" fo:font-weight="bold" style:language-asian="pt" style:country-asian="BR" style:font-weight-asian="bold" style:font-name-complex="Courier New"/>
    </style:style>
    <style:style style:name="T16" style:family="text">
      <style:text-properties style:font-name="Courier New" fo:language="pt" fo:country="BR" fo:font-weight="bold" style:font-weight-asian="bold" style:font-name-complex="Courier New" style:font-weight-complex="bold"/>
    </style:style>
    <style:style style:name="T17" style:family="text">
      <style:text-properties style:font-name="Courier New" fo:language="pt" fo:country="BR" fo:font-weight="bold" style:font-name-asian="Courier New" style:font-weight-asian="bold" style:font-name-complex="Courier New" style:font-weight-complex="bold"/>
    </style:style>
    <style:style style:name="T18" style:family="text">
      <style:text-properties style:font-name="Courier New" fo:language="pt" fo:country="BR" fo:font-weight="bold" style:language-asian="pt" style:country-asian="BR" style:font-weight-asian="bold" style:font-name-complex="Courier New"/>
    </style:style>
    <style:style style:name="T19" style:family="text">
      <style:text-properties style:font-name="Courier New" fo:language="pt" fo:country="BR" style:language-asian="pt" style:country-asian="BR" style:font-name-complex="Courier New"/>
    </style:style>
    <style:style style:name="T20" style:family="text">
      <style:text-properties style:font-name="Courier New" fo:language="pt" fo:country="BR" style:font-name-asian="Courier New" style:language-asian="pt" style:country-asian="BR" style:font-name-complex="Courier New"/>
    </style:style>
    <style:style style:name="T21" style:family="text">
      <style:text-properties style:font-name="Courier New" style:font-name-complex="Courier New"/>
    </style:style>
    <style:style style:name="T22" style:family="text">
      <style:text-properties style:font-name="Courier New" style:language-asian="pt" style:country-asian="BR" style:font-name-complex="Courier New"/>
    </style:style>
    <style:style style:name="T23" style:family="text">
      <style:text-properties style:font-name="Symbol" fo:language="pt" fo:country="BR" fo:font-weight="bold" style:font-name-asian="Symbol" style:language-asian="pt" style:country-asian="BR" style:font-weight-asian="bold" style:font-name-complex="Symbol"/>
    </style:style>
    <style:style style:name="T24" style:family="text">
      <style:text-properties style:font-name="Symbol" fo:letter-spacing="-0.0138in" fo:language="pt" fo:country="BR" fo:font-weight="bold" style:font-name-asian="Symbol" style:language-asian="pt" style:country-asian="BR" style:font-weight-asian="bold" style:font-name-complex="Symbol"/>
    </style:style>
    <style:style style:name="T25" style:family="text">
      <style:text-properties style:font-name="Times New Roman" fo:font-size="12pt" fo:font-style="normal" style:font-size-asian="12pt" style:font-style-asian="normal" style:font-name-complex="Times New Roman" style:font-size-complex="12pt"/>
    </style:style>
    <style:style style:name="T26" style:family="text">
      <style:text-properties style:font-name="Times New Roman" fo:font-size="12pt" fo:language="pt" fo:country="BR" fo:font-style="normal" style:font-size-asian="12pt" style:font-style-asian="normal" style:font-name-complex="Times New Roman" style:font-size-complex="12pt"/>
    </style:style>
    <style:style style:name="T27" style:family="text">
      <style:text-properties fo:letter-spacing="-0.0055in"/>
    </style:style>
    <style:style style:name="T28" style:family="text">
      <style:text-properties fo:letter-spacing="-0.0055in" fo:language="pt" fo:country="BR" fo:font-weight="bold" style:font-weight-asian="bold" style:font-weight-complex="bold"/>
    </style:style>
    <style:style style:name="T29" style:family="text">
      <style:text-properties fo:color="#c9211e"/>
    </style:style>
    <style:style style:name="T30" style:family="text"/>
    <style:style style:name="fr1" style:family="graphic" style:parent-style-name="Frame">
      <style:graphic-properties fo:margin-left="0in" fo:margin-right="0in" fo:margin-top="0in" fo:margin-bottom="0in"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fo:padding="0in" fo:border="none" style:writing-mode="lr-tb" draw:wrap-influence-on-position="once-successive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<text:span text:style-name="T3">Linguagem COMP-ITA 2020 – CES-41/2020 </text:span></text:p>
      <text:p text:style-name="P5"><text:span text:style-name="T4">CTA – ITA – IEC</text:span></text:p>
      <text:p text:style-name="P6"/>
      <text:p text:style-name="P9">1) Introdução</text:p>
      <text:p text:style-name="P9"/>
      <text:h text:style-name="Heading_20_1" text:outline-level="1">São apresentadas a seguir as <text:span text:style-name="T11">especificações</text:span> da linguagem de programação simplificada <text:span text:style-name="T2">COMP-ITA 2020</text:span>, usada como <text:span text:style-name="T11">linguagem fonte</text:span> de um compilador a ser projetado em alguns trabalhos correntes da disciplina <text:span text:style-name="T11">CES-41 Compiladores</text:span>, em 2020. Porém, antes das especificações, é mostrado um programa escrito nesta linguagem, com a finalidade de facilitar a compreensão da estrutura sintática e léxica da mesma.</text:h>
      <text:p text:style-name="P11"/>
      <text:p text:style-name="Standard"><text:span text:style-name="T12">2) Programa exemplo escrito na linguagem COMP-ITA 2020</text:span></text:p>
      <text:p text:style-name="P8"/>
      <text:p text:style-name="P13">O programa a seguir lê palavra por palavra de um texto e produz uma tabela contendo cada palavra não repetida ao lado de seu número de ocorrências nesse texto. Por exemplo, se o texto for:</text:p>
      <text:p text:style-name="P13"/>
      <text:p text:style-name="P25">voce pode enganar algumas pessoas em todo o tempo e todas as pessoas em algum tempo mas nao pode enganar todas as pessoas em todo o tempo</text:p>
      <text:p text:style-name="P24"/>
      <text:p text:style-name="P12">então o programa deve exibir uma tabela semelhante a esta:</text:p>
      <text:p text:style-name="P12"/>
      <text:p text:style-name="P24"><text:span text:style-name="T13"><text:s text:c="10"/></text:span>Palavra <text:s text:c="12"/>| <text:s text:c="2"/>Num. de ocorr</text:p>
      <text:p text:style-name="P24">--------------------------------------------------</text:p>
      <text:p text:style-name="P24"><text:span text:style-name="T13"><text:s text:c="10"/></text:span>algum <text:s text:c="14"/>| <text:s text:c="8"/>1</text:p>
      <text:p text:style-name="P24"><text:span text:style-name="T13"><text:s text:c="10"/></text:span>algumas <text:s text:c="12"/>| <text:s text:c="8"/>1</text:p>
      <text:p text:style-name="P24"><text:span text:style-name="T13"><text:s text:c="10"/></text:span>as <text:s text:c="17"/>| <text:s text:c="8"/>2</text:p>
      <text:p text:style-name="P24"><text:span text:style-name="T13"><text:s text:c="10"/></text:span>e <text:s text:c="18"/>| <text:s text:c="8"/>1</text:p>
      <text:p text:style-name="P24"><text:span text:style-name="T13"><text:s text:c="10"/></text:span>em <text:s text:c="17"/>| <text:s text:c="8"/>3</text:p>
      <text:p text:style-name="P24"><text:span text:style-name="T13"><text:s text:c="10"/></text:span>enganar <text:s text:c="12"/>| <text:s text:c="8"/>2</text:p>
      <text:p text:style-name="P24"><text:span text:style-name="T13"><text:s text:c="10"/></text:span>mas <text:s text:c="16"/>| <text:s text:c="8"/>1</text:p>
      <text:p text:style-name="P24"><text:span text:style-name="T13"><text:s text:c="10"/></text:span>nao <text:s text:c="16"/>| <text:s text:c="8"/>1</text:p>
      <text:p text:style-name="P24"><text:span text:style-name="T13"><text:s text:c="10"/></text:span>o <text:s text:c="18"/>| <text:s text:c="8"/>2</text:p>
      <text:p text:style-name="P24"><text:span text:style-name="T13"><text:s text:c="10"/></text:span>pessoas <text:s text:c="12"/>| <text:s text:c="8"/>3</text:p>
      <text:p text:style-name="P24"><text:span text:style-name="T13"><text:s text:c="10"/></text:span>pode <text:s text:c="15"/>| <text:s text:c="8"/>2</text:p>
      <text:p text:style-name="P24"><text:span text:style-name="T13"><text:s text:c="10"/></text:span>tempo <text:s text:c="14"/>| <text:s text:c="8"/>3</text:p>
      <text:p text:style-name="P24"><text:span text:style-name="T13"><text:s text:c="10"/></text:span>todas <text:s text:c="14"/>| <text:s text:c="8"/>2</text:p>
      <text:p text:style-name="P24"><text:span text:style-name="T13"><text:s text:c="10"/></text:span>todo <text:s text:c="15"/>| <text:s text:c="8"/>2</text:p>
      <text:p text:style-name="P24"><text:span text:style-name="T13"><text:s text:c="10"/></text:span>voce <text:s text:c="15"/>| <text:s text:c="8"/>1</text:p>
      <text:p text:style-name="P24"/>
      <text:p text:style-name="P37"><text:span text:style-name="T9">Programa em COMP-ITA 2020:</text:span></text:p>
      <text:p text:style-name="P16"/>
      <text:p text:style-name="P24">/* <text:s/>Programa para contar as ocorrencias das</text:p>
      <text:p text:style-name="P24"><text:span text:style-name="T13"><text:s text:c="4"/></text:span>palavras de um texto <text:s text:c="19"/>*/</text:p>
      <text:p text:style-name="P24"/>
      <text:p text:style-name="Standard"><text:span text:style-name="T16">programa AnaliseDeTexto {{{</text:span></text:p>
      <text:p text:style-name="P24"/>
      <text:p text:style-name="P24">/* <text:s/>Variaveis globais <text:s/>*/</text:p>
      <text:p text:style-name="P24"/>
      <text:p text:style-name="Standard"><text:span text:style-name="T16">var { </text:span></text:p>
      <text:p text:style-name="Standard"><text:span text:style-name="T16"><text:tab/>carac (nomes[50,10], palavra[10])</text:span></text:p>
      <text:p text:style-name="Standard"><text:span text:style-name="T16"><text:tab/>int (ntab, nocorr[50]) carac (c) logic (fim)</text:span></text:p>
      <text:p text:style-name="P24">}</text:p>
      <text:p text:style-name="P24"/>
      <text:p text:style-name="P24">/* <text:s/>Funcao para procurar uma palavra na tabela de palavras <text:s/>*/</text:p>
      <text:p text:style-name="P24"/>
      <text:p text:style-name="Standard"><text:span text:style-name="T16">funcao int Procura ()</text:span></text:p>
      <text:p text:style-name="P24"/>
      <text:p text:style-name="P24">var {</text:p>
      <text:p text:style-name="Standard"><text:span text:style-name="T16"><text:tab/>int (i, inf, sup, med, posic, compara)</text:span></text:p>
      <text:p text:style-name="Standard"><text:span text:style-name="T17"><text:s text:c="4"/></text:span><text:span text:style-name="T16"><text:tab/>logic (achou, fimteste)</text:span></text:p>
      <text:p text:style-name="P24">}</text:p>
      <text:p text:style-name="P24">comandos {</text:p>
      <text:p text:style-name="Standard"><text:span text:style-name="T16"><text:tab/>achou = falso; inf = 1; sup = ntab;</text:span></text:p>
      <text:p text:style-name="Standard"><text:span text:style-name="T16"><text:tab/>enquanto (!achou &amp;&amp; sup &gt;= inf) {</text:span></text:p>
      <text:p text:style-name="Standard"><text:span text:style-name="T16"><text:tab/><text:tab/>med = (inf + sup) / 2;</text:span></text:p>
      <text:p text:style-name="Standard"><text:span text:style-name="T16"><text:tab/><text:tab/>compara = 0; fimteste = falso;</text:span></text:p>
      <text:p text:style-name="Standard"><text:span text:style-name="T16"><text:tab/><text:tab/>para i (0; !fimteste &amp;&amp; compara == 0; i+1) {</text:span></text:p>
      <text:p text:style-name="Standard"><text:span text:style-name="T17"><text:s text:c="12"/></text:span><text:span text:style-name="T16"><text:tab/>se (palavra[i] &lt; nomes[med,i])</text:span></text:p>
      <text:p text:style-name="Standard"><text:span text:style-name="T17"><text:s text:c="15"/></text:span><text:span text:style-name="T16"><text:tab/>compara = ~1;</text:span></text:p>
      <text:p text:style-name="Standard"><text:span text:style-name="T17"><text:s text:c="12"/></text:span><text:span text:style-name="T16"><text:tab/>senao se (palavra[i] &gt; nomes[med,i])</text:span></text:p>
      <text:p text:style-name="Standard"><text:span text:style-name="T17"><text:s text:c="15"/></text:span><text:span text:style-name="T16"><text:tab/>compara = 1;</text:span></text:p>
      <text:p text:style-name="Standard"><text:span text:style-name="T17"><text:s text:c="12"/></text:span><text:span text:style-name="T16"><text:tab/>se (palavra[i] == '\0' || nomes[med,i] == '\0')</text:span></text:p>
      <text:p text:style-name="Standard"><text:span text:style-name="T17"><text:s text:c="15"/></text:span><text:span text:style-name="T16"><text:tab/></text:span><text:span text:style-name="T14">fimteste = verdade;</text:span></text:p>
      <text:p text:style-name="P23"><text:tab/><text:tab/>}</text:p>
      <text:p text:style-name="Standard"><text:span text:style-name="T14"><text:tab/><text:tab/></text:span><text:span text:style-name="T16">se (compara == 0)</text:span></text:p>
      <text:p text:style-name="Standard"><text:span text:style-name="T16"><text:tab/><text:tab/><text:tab/>achou = verdade;</text:span></text:p>
      <text:p text:style-name="Standard"><text:span text:style-name="T16"><text:tab/><text:tab/>senao se (compara &lt; 0)</text:span></text:p>
      <text:p text:style-name="Standard"><text:span text:style-name="T16"><text:tab/><text:tab/><text:tab/></text:span><text:span text:style-name="T14">sup = med - 1;</text:span></text:p>
      <text:p text:style-name="Standard"><text:span text:style-name="T14"><text:tab/><text:tab/>senao inf = med + 1;</text:span></text:p>
      <text:p text:style-name="P23"><text:tab/>}</text:p>
      <text:p text:style-name="Standard"><text:span text:style-name="T14"><text:tab/></text:span><text:span text:style-name="T16">se (achou) posic = med;</text:span></text:p>
      <text:p text:style-name="Standard"><text:span text:style-name="T16"><text:tab/>senao posic = ~inf;</text:span></text:p>
      <text:p text:style-name="Standard"><text:span text:style-name="T16"><text:tab/>retornar posic;</text:span></text:p>
      <text:p text:style-name="Standard"><text:span text:style-name="T16">} /* Fim da funcao Procura */</text:span></text:p>
      <text:p text:style-name="P38"/>
      <text:p text:style-name="Standard"><text:span text:style-name="T16">/* <text:s/>Procedimento para inserir uma palavra na tabela de palavras <text:s/>*/</text:span></text:p>
      <text:p text:style-name="P24"/>
      <text:p text:style-name="Standard"><text:span text:style-name="T16">procedimento Inserir (int posic)</text:span></text:p>
      <text:p text:style-name="P24"/>
      <text:p text:style-name="Standard"><text:span text:style-name="T16">var {int (i, j) logic (fim)}</text:span></text:p>
      <text:p text:style-name="Standard"><text:span text:style-name="T16">comandos {</text:span></text:p>
      <text:p text:style-name="Standard"><text:span text:style-name="T16"><text:tab/>ntab = ntab + 1;</text:span></text:p>
      <text:p text:style-name="Standard"><text:span text:style-name="T16"><text:tab/>para i (ntab; i &gt;= posic+1; i-1) {</text:span></text:p>
      <text:p text:style-name="Standard"><text:span text:style-name="T17"><text:s text:c="8"/></text:span><text:span text:style-name="T16">fim = falso;</text:span></text:p>
      <text:p text:style-name="Standard"><text:span text:style-name="T17"><text:s text:c="8"/></text:span><text:span text:style-name="T16">para j (0; !fim; j+1) {</text:span></text:p>
      <text:p text:style-name="Standard"><text:span text:style-name="T17"><text:s text:c="12"/></text:span><text:span text:style-name="T16">nomes[i,j] = nomes[i-1,j];</text:span></text:p>
      <text:p text:style-name="Standard"><text:span text:style-name="T17"><text:s text:c="12"/></text:span><text:span text:style-name="T16">se (nomes[i,j] == '\0') fim = verdade;</text:span></text:p>
      <text:p text:style-name="Standard"><text:span text:style-name="T17"><text:s text:c="8"/></text:span><text:span text:style-name="T16">}</text:span></text:p>
      <text:p text:style-name="Standard"><text:span text:style-name="T16"><text:tab/> <text:s text:c="2"/>nocorr[i] = nocorr[i-1];</text:span></text:p>
      <text:p text:style-name="P24"><text:tab/>}</text:p>
      <text:p text:style-name="Standard"><text:span text:style-name="T17"><text:s text:c="4"/></text:span><text:span text:style-name="T16"><text:tab/>fim = falso;</text:span></text:p>
      <text:p text:style-name="Standard"><text:span text:style-name="T17"><text:s text:c="4"/></text:span><text:span text:style-name="T16"><text:tab/>para j (0; !fim; j+1) {</text:span></text:p>
      <text:p text:style-name="Standard"><text:span text:style-name="T17"><text:s text:c="8"/></text:span><text:span text:style-name="T16"><text:tab/>nomes[posic,j] = palavra[j];</text:span></text:p>
      <text:p text:style-name="Standard"><text:span text:style-name="T17"><text:s text:c="8"/></text:span><text:span text:style-name="T16"><text:tab/>se (palavra[j] == '\0') fim = verdade;</text:span></text:p>
      <text:p text:style-name="Standard"><text:span text:style-name="T17"><text:s text:c="4"/></text:span><text:span text:style-name="T16"><text:tab/>}</text:span></text:p>
      <text:p text:style-name="Standard"><text:span text:style-name="T16"><text:tab/>nocorr[posic] = 1;</text:span></text:p>
      <text:p text:style-name="P24"/>
      <text:p text:style-name="Standard"><text:span text:style-name="T16">} /* Fim do procedimento Inserir */</text:span></text:p>
      <text:p text:style-name="P24"/>
      <text:p text:style-name="Standard"><text:span text:style-name="T16">/* <text:s/>Procedimento para escrever a tabela de palavras <text:s/>*/</text:span></text:p>
      <text:p text:style-name="P24"/>
      <text:p text:style-name="Standard"><text:span text:style-name="T16">procedimento ExibirTabela ()</text:span></text:p>
      <text:p text:style-name="P24"/>
      <text:p text:style-name="Standard"><text:span text:style-name="T16">var {int (i) logic (fim)}</text:span></text:p>
      <text:p text:style-name="Standard"><text:span text:style-name="T14">comandos {</text:span></text:p>
      <text:p text:style-name="Standard"><text:span text:style-name="T14"><text:tab/></text:span><text:span text:style-name="T16">escrever (" <text:s text:c="9"/>", "Palavra <text:s text:c="12"/>",</text:span></text:p>
      <text:p text:style-name="P24"><text:tab/><text:tab/><text:tab/><text:tab/><text:tab/><text:tab/><text:tab/><text:tab/>" <text:s text:c="2"/>Num. de ocorr.");</text:p>
      <text:p text:style-name="Standard"><text:span text:style-name="T16"><text:tab/>para i (1; i &lt;= 50; i+1) escrever ("-");</text:span></text:p>
      <text:p text:style-name="Standard"><text:span text:style-name="T16"><text:tab/>para i (1; i &lt;= ntab; i+1) {</text:span></text:p>
      <text:p text:style-name="Standard"><text:span text:style-name="T16"><text:tab/><text:tab/>escrever ("\n <text:s text:c="9"/>"); fim = falso;</text:span></text:p>
      <text:p text:style-name="Standard"><text:span text:style-name="T16"><text:tab/><text:tab/>para j (0; !fim; j+1) {</text:span></text:p>
      <text:p text:style-name="Standard"><text:span text:style-name="T17"><text:s text:c="12"/></text:span><text:span text:style-name="T16"><text:tab/>se (nomes[i,j] == '\0') fim = verdade;</text:span></text:p>
      <text:p text:style-name="Standard"><text:span text:style-name="T17"><text:s text:c="12"/></text:span><text:span text:style-name="T16"><text:tab/>senao escrever (nomes[i,j]);</text:span></text:p>
      <text:p text:style-name="Standard"><text:span text:style-name="T17"><text:s text:c="3"/></text:span><text:span text:style-name="T16"><text:tab/><text:tab/></text:span><text:span text:style-name="T14">}</text:span></text:p>
      <text:p text:style-name="Standard"><text:span text:style-name="T14"><text:tab/><text:tab/>escrever (" | ", nocorr[i]);</text:span></text:p>
      <text:p text:style-name="Standard"><text:span text:style-name="T14"><text:tab/></text:span><text:span text:style-name="T16">}</text:span></text:p>
      <text:p text:style-name="P24"/>
      <text:p text:style-name="Standard"><text:span text:style-name="T16">} /* Fim do procedimento ExibirTabela */</text:span></text:p>
      <text:p text:style-name="P24"/>
      <text:p text:style-name="P38">/* <text:s/>Modulo principal <text:s/>*/</text:p>
      <text:p text:style-name="P24"/>
      <text:p text:style-name="P24">principal</text:p>
      <text:p text:style-name="P24"/>
      <text:p text:style-name="Standard"><text:span text:style-name="T16">var {int (i, posic) carac (c) logic (fim)}</text:span></text:p>
      <text:p text:style-name="Standard"><text:span text:style-name="T16">comandos {</text:span></text:p>
      <text:p text:style-name="Standard"><text:span text:style-name="T16"><text:tab/>ntab = 0;</text:span></text:p>
      <text:p text:style-name="Standard"><text:span text:style-name="T16"><text:tab/>escrever ("Nova palavra? </text:span><text:span text:style-name="T14">(s/n): ");</text:span></text:p>
      <text:p text:style-name="Standard"><text:span text:style-name="T14"><text:tab/>ler (c);</text:span></text:p>
      <text:p text:style-name="Standard"><text:span text:style-name="T14"><text:tab/></text:span><text:span text:style-name="T16">enquanto (c == 's' || c == 'S') {</text:span></text:p>
      <text:p text:style-name="Standard"><text:span text:style-name="T17"><text:s text:c="8"/></text:span><text:span text:style-name="T16"><text:tab/>escrever ("\nDigite a palavra: ");</text:span></text:p>
      <text:p text:style-name="Standard"><text:span text:style-name="T17"><text:s text:c="8"/></text:span><text:span text:style-name="T16"><text:tab/>fim = falso;</text:span></text:p>
      <text:p text:style-name="Standard"><text:span text:style-name="T16"><text:tab/><text:tab/>para i (0; !fim; i+1) {</text:span></text:p>
      <text:p text:style-name="Standard"><text:span text:style-name="T17"><text:s text:c="12"/></text:span><text:span text:style-name="T16"><text:tab/>ler (palavra[i]);</text:span></text:p>
      <text:p text:style-name="Standard"><text:span text:style-name="T17"><text:s text:c="12"/></text:span><text:span text:style-name="T16"><text:tab/>se (palavra[i] == '\n') {</text:span></text:p>
      <text:p text:style-name="Standard"><text:span text:style-name="T17"><text:s text:c="16"/></text:span><text:span text:style-name="T16"><text:tab/>fim = verdade;</text:span></text:p>
      <text:p text:style-name="Standard"><text:span text:style-name="T17"><text:s text:c="16"/></text:span><text:span text:style-name="T16"><text:tab/>palavra[i] = '\0';</text:span></text:p>
      <text:p text:style-name="Standard"><text:span text:style-name="T17"><text:s text:c="12"/></text:span><text:span text:style-name="T16"><text:tab/>}</text:span></text:p>
      <text:p text:style-name="Standard"><text:span text:style-name="T17"><text:s text:c="8"/></text:span><text:span text:style-name="T16"><text:tab/>}</text:span></text:p>
      <text:p text:style-name="Standard"><text:span text:style-name="T16"><text:tab/><text:tab/>posic = Procura ();</text:span></text:p>
      <text:p text:style-name="Standard"><text:span text:style-name="T16"><text:tab/><text:tab/>se (posic &gt; 0)</text:span></text:p>
      <text:p text:style-name="Standard"><text:span text:style-name="T16"><text:tab/><text:tab/><text:tab/>nocorr[posic] = nocorr[posic] + 1;</text:span></text:p>
      <text:p text:style-name="Standard"><text:span text:style-name="T16"><text:tab/><text:tab/>senao</text:span></text:p>
      <text:p text:style-name="Standard"><text:span text:style-name="T16"><text:tab/><text:tab/><text:tab/>chamar Inserir (~posic, i);</text:span></text:p>
      <text:p text:style-name="Standard"><text:span text:style-name="T17"><text:s text:c="8"/></text:span><text:span text:style-name="T16"><text:tab/>escrever ("\n\nNova palavra? (s/n): ");</text:span></text:p>
      <text:p text:style-name="Standard"><text:span text:style-name="T17"><text:s text:c="8"/></text:span><text:span text:style-name="T16"><text:tab/>ler (c);</text:span></text:p>
      <text:p text:style-name="P24"><text:tab/>}</text:p>
      <text:p text:style-name="Standard"><text:span text:style-name="T16"><text:tab/>chamar ExibirTabela ();</text:span></text:p>
      <text:p text:style-name="P24"/>
      <text:p text:style-name="Standard"><text:span text:style-name="T16">} /* Fim do modulo principal */</text:span></text:p>
      <text:p text:style-name="P24"/>
      <text:p text:style-name="Standard"><text:span text:style-name="T16">}}} /* Fim do programa AnaliseDeTexto */</text:span></text:p>
      <text:p text:style-name="P24"/>
      <text:p text:style-name="Standard"><text:span text:style-name="T12">3) Produções da gramática para a sintaxe de COMP-ITA 2020 </text:span></text:p>
      <text:p text:style-name="P10"/>
      <text:p text:style-name="P35"><text:span text:style-name="T22">Prog<text:tab/><text:tab/><text:tab/>:<text:tab/></text:span><text:span text:style-name="T15">PROGRAMA <text:s/>ID <text:s/>ABTRIP </text:span><text:span text:style-name="T22"><text:s/>Decls <text:s/>ListMod <text:s/><text:tab/><text:tab/><text:tab/><text:tab/><text:tab/><text:tab/><text:tab/>ModPrincipal <text:s/></text:span><text:span text:style-name="T15">FTRIP</text:span><text:span text:style-name="T22"> <text:s/></text:span></text:p>
      <text:p text:style-name="P30"><text:s text:c="16"/></text:p>
      <text:p text:style-name="P35"><text:span text:style-name="T19">Decls <text:tab/><text:tab/>:<text:tab/></text:span><text:span text:style-name="T23"></text:span><text:span text:style-name="T18"> <text:s/></text:span><text:span text:style-name="T19">| <text:s/></text:span><text:span text:style-name="T18">VAR <text:s/>ABCHAV</text:span><text:span text:style-name="T19"> <text:s/>ListDecl <text:s/></text:span><text:span text:style-name="T18">FCHAV <text:s/></text:span></text:p>
      <text:p text:style-name="P28"><text:s text:c="16"/></text:p>
      <text:p text:style-name="P35"><text:span text:style-name="T19">ListDecl<text:tab/><text:tab/>:<text:tab/>Declaracao <text:s/>| <text:s/>ListDecl <text:s/>Declaracao</text:span></text:p>
      <text:p text:style-name="P28"><text:s text:c="16"/></text:p>
      <text:p text:style-name="P35"><text:span text:style-name="T19">Declaracao <text:tab/>:<text:tab/>Tipo <text:s/></text:span><text:span text:style-name="T18">ABPAR</text:span><text:span text:style-name="T19"> <text:s/>ListElem <text:s/></text:span><text:span text:style-name="T18">FPAR <text:s/></text:span></text:p>
      <text:p text:style-name="P28"><text:s text:c="16"/></text:p>
      <text:p text:style-name="P35"><text:span text:style-name="T19">Tipo<text:tab/><text:tab/><text:tab/>: <text:tab/></text:span><text:span text:style-name="T18">INT</text:span><text:span text:style-name="T19"> <text:s/>| <text:s/></text:span><text:span text:style-name="T18">REAL</text:span><text:span text:style-name="T19"> <text:s/>| <text:s/></text:span><text:span text:style-name="T18">CARAC</text:span><text:span text:style-name="T19"> <text:s/>| <text:s/></text:span><text:span text:style-name="T18">LOGIC</text:span><text:span text:style-name="T19"> <text:s/></text:span></text:p>
      <text:p text:style-name="P28"><text:s text:c="16"/></text:p>
      <text:p text:style-name="P29"><text:span text:style-name="T29">ListElem <text:s text:c="3"/><text:tab/>:<text:tab/>Elem <text:s/>| <text:s/>ListElem <text:s/>VIRG <text:s/>Elem</text:span></text:p>
      <text:p text:style-name="P36"><text:soft-page-break/><text:s text:c="16"/></text:p>
      <text:p text:style-name="P35"><text:span text:style-name="T19">Elem <text:s text:c="7"/><text:tab/>:<text:tab/></text:span><text:span text:style-name="T18">ID</text:span><text:span text:style-name="T19"> <text:s/>Dims</text:span></text:p>
      <text:p text:style-name="P28"><text:s text:c="16"/></text:p>
      <text:p text:style-name="P35"><text:span text:style-name="T19">Dims <text:s text:c="9"/><text:tab/>:<text:tab/></text:span><text:span text:style-name="T23"></text:span><text:span text:style-name="T18"> <text:s/></text:span><text:span text:style-name="T19">| <text:s/></text:span><text:span text:style-name="T18">ABCOL</text:span><text:span text:style-name="T19"> <text:s/>ListDim <text:s text:c="2"/></text:span><text:span text:style-name="T18">FCOL <text:s/></text:span></text:p>
      <text:p text:style-name="P28"><text:s text:c="16"/></text:p>
      <text:p text:style-name="P3"><text:span text:style-name="T19">ListDim<text:tab/> <text:s text:c="4"/>: <text:tab/></text:span><text:span text:style-name="T18">CTINT <text:s/></text:span><text:span text:style-name="T19">| <text:s/>ListDim <text:s/></text:span><text:span text:style-name="T18">VIRG <text:s/>CTINT</text:span><text:span text:style-name="T19"> <text:s text:c="2"/></text:span></text:p>
      <text:p text:style-name="P28"><text:s text:c="16"/></text:p>
      <text:p text:style-name="P3"><text:span text:style-name="T19">ListMod <text:tab/> <text:s text:c="3"/><text:tab/>:<text:tab/></text:span><text:span text:style-name="T23"></text:span><text:span text:style-name="T19"> <text:s/>| <text:s/>ListMod <text:s/>Modulo</text:span></text:p>
      <text:p text:style-name="P28"><text:s text:c="16"/></text:p>
      <text:p text:style-name="P3"><text:span text:style-name="T19">Modulo <text:s text:c="7"/><text:tab/>:<text:tab/>Cabecalho <text:s/>Corpo</text:span></text:p>
      <text:p text:style-name="P28"><text:s text:c="16"/></text:p>
      <text:p text:style-name="P3"><text:span text:style-name="T19">Cabecalho <text:s text:c="4"/><text:tab/>: <text:s text:c="2"/><text:tab/>CabFunc <text:s/>| <text:s/>CabProc</text:span></text:p>
      <text:p text:style-name="P28"><text:s text:c="16"/></text:p>
      <text:p text:style-name="P35"><text:span text:style-name="T19">CabFunc<text:tab/> <text:s text:c="3"/><text:tab/>: <text:s text:c="2"/><text:tab/></text:span><text:span text:style-name="T18">FUNCAO</text:span><text:span text:style-name="T19"> <text:s/>Tipo <text:s/></text:span><text:span text:style-name="T18">ID <text:s/>ABPAR <text:s/>FPAR</text:span></text:p>
      <text:p text:style-name="P35"><text:span text:style-name="T20"><text:s text:c="14"/></text:span><text:span text:style-name="T19"><text:tab/>| <text:s text:c="2"/><text:tab/></text:span><text:span text:style-name="T18">FUNCAO</text:span><text:span text:style-name="T19"> <text:s/>Tipo <text:s/></text:span><text:span text:style-name="T18">ID <text:s/>ABPAR</text:span><text:span text:style-name="T19"> <text:s/>ListParam <text:s/></text:span><text:span text:style-name="T18">FPAR</text:span></text:p>
      <text:p text:style-name="P28"><text:s text:c="20"/></text:p>
      <text:p text:style-name="P3"><text:span text:style-name="T19">CabProc<text:tab/> <text:s text:c="3"/><text:tab/>: <text:s text:c="2"/><text:tab/></text:span><text:span text:style-name="T18">PROCEDIMENTO <text:s/>ID <text:s/>ABPAR <text:s/>FPAR</text:span><text:span text:style-name="T19"> <text:s text:c="2"/></text:span></text:p>
      <text:p text:style-name="P3"><text:span text:style-name="T20"><text:s text:c="14"/></text:span><text:span text:style-name="T19"><text:tab/>| <text:s text:c="2"/><text:tab/></text:span><text:span text:style-name="T18">PROCEDIMENTO <text:s/>ID <text:s/>ABPAR</text:span><text:span text:style-name="T19"> <text:s/>ListParam <text:s/></text:span><text:span text:style-name="T18">FPAR</text:span><text:span text:style-name="T19"> <text:s text:c="2"/></text:span></text:p>
      <text:p text:style-name="P28"><text:s text:c="16"/></text:p>
      <text:p text:style-name="P3"><text:span text:style-name="T19">ListParam <text:s text:c="2"/><text:tab/>: <text:s text:c="2"/><text:tab/>Parametro <text:s/>| <text:s/>ListParam <text:s/></text:span><text:span text:style-name="T18">VIRG</text:span><text:span text:style-name="T19"> <text:s/>Parametro</text:span></text:p>
      <text:p text:style-name="P28"><text:s text:c="16"/></text:p>
      <text:p text:style-name="P3"><text:span text:style-name="T19">Parametro <text:s text:c="2"/><text:tab/>: <text:s text:c="2"/><text:tab/>Tipo <text:s/></text:span><text:span text:style-name="T18">ID</text:span><text:span text:style-name="T19"> <text:s/></text:span></text:p>
      <text:p text:style-name="P28"><text:s text:c="15"/></text:p>
      <text:p text:style-name="P3"><text:span text:style-name="T19">Corpo <text:s text:c="4"/><text:tab/>: <text:s text:c="2"/><text:tab/>Decls <text:s/>Comandos</text:span></text:p>
      <text:p text:style-name="P28"><text:s text:c="16"/></text:p>
      <text:p text:style-name="P3"><text:span text:style-name="T19">ModPrincipal <text:s/><text:tab/>: <text:s text:c="2"/><text:tab/></text:span><text:span text:style-name="T18">PRINCIPAL</text:span><text:span text:style-name="T19"> <text:s/>Corpo</text:span></text:p>
      <text:p text:style-name="P28"><text:s text:c="16"/></text:p>
      <text:p text:style-name="P3"><text:span text:style-name="T19">Comandos <text:s text:c="5"/><text:tab/>: <text:s text:c="2"/><text:tab/></text:span><text:span text:style-name="T18">COMANDOS</text:span><text:span text:style-name="T19"> <text:s/>CmdComp</text:span></text:p>
      <text:p text:style-name="P28"><text:s text:c="16"/></text:p>
      <text:p text:style-name="P3"><text:span text:style-name="T19">CmdComp <text:tab/><text:tab/>: <text:s text:c="2"/><text:tab/></text:span><text:span text:style-name="T18">ABCHAV</text:span><text:span text:style-name="T19"> <text:s/>ListCmd <text:s/></text:span><text:span text:style-name="T18">FCHAV</text:span></text:p>
      <text:p text:style-name="P28"><text:s text:c="20"/></text:p>
      <text:p text:style-name="P3"><text:span text:style-name="T19">ListCmd <text:tab/><text:tab/>: <text:s text:c="2"/><text:tab/></text:span><text:span text:style-name="T23"></text:span><text:span text:style-name="T18"> <text:s/></text:span><text:span text:style-name="T19">| <text:s/>ListCmd <text:s/>Comando</text:span></text:p>
      <text:p text:style-name="P28"><text:s text:c="16"/></text:p>
      <text:p text:style-name="P3"><text:span text:style-name="T19">Comando <text:s text:c="7"/>: <text:s text:c="2"/><text:tab/>CmdComp <text:s/>| <text:s/>CmdSe <text:s/>| <text:s/>CmdEnquanto <text:s/>| <text:s/>CmdRepetir</text:span></text:p>
      <text:p text:style-name="P3"><text:span text:style-name="T20"><text:s text:c="12"/></text:span><text:span text:style-name="T19"><text:tab/>| <text:s text:c="2"/><text:tab/>CmdPara <text:s/>| <text:s/>CmdLer <text:s/>| <text:s/>CmdEscrever <text:s/>| <text:s/>CmdAtrib</text:span></text:p>
      <text:p text:style-name="P3"><text:span text:style-name="T20"><text:s text:c="12"/></text:span><text:span text:style-name="T19"><text:tab/>| <text:s text:c="2"/><text:tab/>ChamadaProc <text:s/>| <text:s/>CmdRetornar <text:s/>| <text:s/></text:span><text:span text:style-name="T18">PVIRG</text:span><text:span text:style-name="T19"> <text:s/></text:span></text:p>
      <text:p text:style-name="P28"><text:s text:c="16"/></text:p>
      <text:p text:style-name="P3"><text:span text:style-name="T19">CmdSe<text:tab/><text:tab/>: <text:s text:c="2"/><text:tab/></text:span><text:span text:style-name="T18">SE <text:s/>ABPAR</text:span><text:span text:style-name="T19"> <text:s/>Expressao <text:s/></text:span><text:span text:style-name="T18">FPAR <text:s/></text:span><text:span text:style-name="T19">Comando <text:s/>CmdSenao</text:span></text:p>
      <text:p text:style-name="P28"><text:s text:c="16"/></text:p>
      <text:p text:style-name="P3"><text:span text:style-name="T19">CmdSenao<text:tab/><text:tab/>: <text:s text:c="2"/><text:tab/></text:span><text:span text:style-name="T23"></text:span><text:span text:style-name="T18"> <text:s/></text:span><text:span text:style-name="T19">| <text:s/></text:span><text:span text:style-name="T18">SENAO</text:span><text:span text:style-name="T19"> <text:s/>Comando</text:span></text:p>
      <text:p text:style-name="P28"><text:s text:c="16"/></text:p>
      <text:p text:style-name="P3"><text:span text:style-name="T19">CmdEnquanto <text:s text:c="2"/><text:tab/>:<text:tab/></text:span><text:span text:style-name="T18">ENQUANTO <text:s/>ABPAR</text:span><text:span text:style-name="T19"> <text:s/>Expressao <text:s/></text:span><text:span text:style-name="T18">FPAR </text:span><text:span text:style-name="T19"><text:s/>Comando</text:span></text:p>
      <text:p text:style-name="P28"><text:s text:c="16"/></text:p>
      <text:p text:style-name="P3"><text:span text:style-name="T19">CmdRepetir <text:s/><text:tab/>: <text:s text:c="2"/><text:tab/></text:span><text:span text:style-name="T18">REPETIR</text:span><text:span text:style-name="T19"> <text:s/>Comando <text:s/></text:span><text:span text:style-name="T18">ENQUANTO <text:s/>ABPAR <text:s/></text:span><text:span text:style-name="T19">Expressao <text:s/></text:span></text:p>
      <text:p text:style-name="P3"><text:span text:style-name="T19"><text:tab/><text:tab/><text:tab/><text:tab/></text:span><text:span text:style-name="T18">FPAR <text:s/>PVIRG</text:span></text:p>
      <text:p text:style-name="P28"><text:s text:c="16"/></text:p>
      <text:p text:style-name="P3"><text:span text:style-name="T19">CmdPara<text:tab/> <text:s text:c="3"/><text:tab/>: <text:s text:c="2"/><text:tab/></text:span><text:span text:style-name="T18">PARA</text:span><text:span text:style-name="T19"> <text:s/>Variavel <text:s/></text:span><text:span text:style-name="T18">ABPAR <text:s/></text:span><text:span text:style-name="T19">ExprAux4 <text:s/></text:span><text:span text:style-name="T18">PVIRG</text:span><text:span text:style-name="T19"> <text:s/></text:span></text:p>
      <text:p text:style-name="P3"><text:soft-page-break/><text:span text:style-name="T20"><text:s text:c="19"/></text:span><text:span text:style-name="T19"><text:tab/>Expressao <text:s/></text:span><text:span text:style-name="T18">PVIRG</text:span><text:span text:style-name="T19"> <text:s/>ExprAux4 <text:s/></text:span><text:span text:style-name="T18">FPAR</text:span><text:span text:style-name="T19"> <text:s/>Comando</text:span></text:p>
      <text:p text:style-name="P28"><text:s text:c="16"/></text:p>
      <text:p text:style-name="P3"><text:span text:style-name="T19">CmdLer <text:s text:c="2"/><text:tab/> <text:s text:c="3"/><text:tab/>: <text:s text:c="2"/><text:tab/></text:span><text:span text:style-name="T18">LER <text:s/>ABPAR</text:span><text:span text:style-name="T19"> <text:s/>ListLeit <text:s/></text:span><text:span text:style-name="T18">FPAR <text:s/>PVIRG</text:span></text:p>
      <text:p text:style-name="P28"><text:s text:c="20"/></text:p>
      <text:p text:style-name="P3"><text:span text:style-name="T19">ListLeit<text:tab/><text:tab/>: <text:s text:c="2"/><text:tab/>Variavel <text:s/>| <text:s/>ListLeit <text:s/></text:span><text:span text:style-name="T18">VIRG</text:span><text:span text:style-name="T19"> <text:s/>Variavel</text:span></text:p>
      <text:p text:style-name="P28"><text:s text:c="16"/></text:p>
      <text:p text:style-name="P3"><text:span text:style-name="T19">CmdEscrever <text:s text:c="2"/><text:tab/>:<text:tab/></text:span><text:span text:style-name="T18">ESCREVER <text:s/>ABPAR</text:span><text:span text:style-name="T19"> <text:s/>ListEscr <text:s/></text:span><text:span text:style-name="T18">FPAR <text:s/>PVIRG <text:s/></text:span></text:p>
      <text:p text:style-name="P28"><text:s text:c="16"/></text:p>
      <text:p text:style-name="P3"><text:span text:style-name="T19">ListEscr<text:tab/><text:tab/>:<text:tab/>ElemEscr <text:s/>| <text:s/>ListEscr <text:s/></text:span><text:span text:style-name="T18">VIRG</text:span><text:span text:style-name="T19"> <text:s/>ElemEscr</text:span></text:p>
      <text:p text:style-name="P28"><text:s text:c="16"/></text:p>
      <text:p text:style-name="P3"><text:span text:style-name="T19">ElemEscr<text:tab/><text:tab/>: <text:s text:c="2"/><text:tab/></text:span><text:span text:style-name="T18">CADEIA</text:span><text:span text:style-name="T19"> <text:s/>| <text:s/>Expressao</text:span></text:p>
      <text:p text:style-name="P28"><text:s text:c="16"/></text:p>
      <text:p text:style-name="P3"><text:span text:style-name="T19">ChamadaProc <text:s text:c="2"/><text:tab/>:<text:tab/></text:span><text:span text:style-name="T18">CHAMAR <text:s/>ID <text:s/>ABPAR</text:span><text:span text:style-name="T19"> <text:s/>Argumentos <text:s/></text:span><text:span text:style-name="T18">FPAR <text:s/>PVIRG <text:s/></text:span></text:p>
      <text:p text:style-name="P28"><text:s text:c="16"/></text:p>
      <text:p text:style-name="P3"><text:span text:style-name="T19">Argumentos <text:s text:c="3"/><text:tab/>:<text:tab/></text:span><text:span text:style-name="T23"></text:span><text:span text:style-name="T18"> <text:s/></text:span><text:span text:style-name="T19">| <text:s/>ListExpr</text:span></text:p>
      <text:p text:style-name="P28"><text:s text:c="16"/></text:p>
      <text:p text:style-name="P3"><text:span text:style-name="T19">CmdRetornar <text:s/><text:tab/>:<text:tab/></text:span><text:span text:style-name="T18">RETORNAR <text:s/>PVIRG</text:span><text:span text:style-name="T19"> <text:s/>| <text:s/></text:span><text:span text:style-name="T18">RETORNAR</text:span><text:span text:style-name="T19"> <text:s/>Expressao <text:s/></text:span><text:span text:style-name="T18">PVIRG</text:span></text:p>
      <text:p text:style-name="P28"><text:s text:c="20"/></text:p>
      <text:p text:style-name="P3"><text:span text:style-name="T19">CmdAtrib <text:s text:c="5"/><text:tab/>: <text:s text:c="2"/><text:tab/>Variavel <text:s/></text:span><text:span text:style-name="T18">ATRIB</text:span><text:span text:style-name="T19"> <text:s/>Expressao <text:s/></text:span><text:span text:style-name="T18">PVIRG</text:span></text:p>
      <text:p text:style-name="P29"><text:span text:style-name="T13"><text:s text:c="36"/></text:span>;</text:p>
      <text:p text:style-name="P3"><text:span text:style-name="T19">ListExpr<text:tab/><text:tab/>: <text:s text:c="2"/><text:tab/>Expressao <text:s/>| <text:s/>ListExpr <text:s/></text:span><text:span text:style-name="T18">VIRG</text:span><text:span text:style-name="T19"> <text:s/>Expressao</text:span></text:p>
      <text:p text:style-name="P28"><text:s text:c="16"/></text:p>
      <text:p text:style-name="P3"><text:span text:style-name="T19">Expressao <text:s text:c="4"/><text:tab/>: <text:s text:c="2"/><text:tab/>ExprAux1 <text:s/>| <text:s/>Expressao <text:s/></text:span><text:span text:style-name="T18">OR</text:span><text:span text:style-name="T19"> <text:s/>ExprAux1</text:span></text:p>
      <text:p text:style-name="P28"><text:s text:c="16"/></text:p>
      <text:p text:style-name="P3"><text:span text:style-name="T19">ExprAux1 <text:s text:c="3"/><text:tab/>: <text:s text:c="2"/><text:tab/>ExprAux2 <text:s/>| <text:s/>ExprAux1 <text:s/></text:span><text:span text:style-name="T18">AND</text:span><text:span text:style-name="T19"> <text:s/>ExprAux2</text:span></text:p>
      <text:p text:style-name="P28"><text:s text:c="16"/></text:p>
      <text:p text:style-name="P3"><text:span text:style-name="T19">ExprAux2 <text:s text:c="3"/><text:tab/>: <text:s text:c="2"/><text:tab/>ExprAux3 <text:s/>| <text:s/></text:span><text:span text:style-name="T18">NOT</text:span><text:span text:style-name="T19"> <text:s/>ExprAux3</text:span></text:p>
      <text:p text:style-name="P28"><text:s text:c="16"/></text:p>
      <text:p text:style-name="P3"><text:span text:style-name="T19">ExprAux3 <text:s text:c="3"/><text:tab/>: <text:s text:c="2"/><text:tab/>ExprAux4 <text:s/>| <text:s/>ExprAux4 <text:s/></text:span><text:span text:style-name="T18">OPREL</text:span><text:span text:style-name="T19"> <text:s/>ExprAux4</text:span></text:p>
      <text:p text:style-name="P28"><text:s text:c="16"/></text:p>
      <text:p text:style-name="P3"><text:span text:style-name="T19">ExprAux4 <text:s text:c="3"/><text:tab/>: <text:s text:c="2"/><text:tab/>Termo <text:s/>| <text:s/>ExprAux4 <text:s/></text:span><text:span text:style-name="T18">OPAD</text:span><text:span text:style-name="T19"> <text:s/>Termo</text:span></text:p>
      <text:p text:style-name="P28"><text:s text:c="16"/></text:p>
      <text:p text:style-name="P3"><text:span text:style-name="T19">Termo <text:s/><text:tab/> <text:s text:c="3"/><text:tab/>: <text:s text:c="2"/><text:tab/>Fator <text:s/>| <text:s/>Termo <text:s/></text:span><text:span text:style-name="T18">OPMULT</text:span><text:span text:style-name="T19"> <text:s/>Fator</text:span></text:p>
      <text:p text:style-name="P28"><text:s text:c="16"/></text:p>
      <text:p text:style-name="P3"><text:span text:style-name="T19">Fator<text:tab/><text:tab/>: <text:s text:c="2"/><text:tab/>Variavel <text:s/>| <text:s/></text:span><text:span text:style-name="T18">CTINT</text:span><text:span text:style-name="T19"> <text:s/>| <text:s/></text:span><text:span text:style-name="T18">CTREAL</text:span><text:span text:style-name="T19"> <text:s/>| <text:s/></text:span><text:span text:style-name="T18">CTCARAC</text:span><text:span text:style-name="T19"> <text:s/></text:span></text:p>
      <text:p text:style-name="P3"><text:span text:style-name="T20"><text:s text:c="12"/></text:span><text:span text:style-name="T19"><text:tab/>| <text:s text:c="2"/><text:tab/></text:span><text:span text:style-name="T18">VERDADE</text:span><text:span text:style-name="T19"> <text:s/>| <text:s/></text:span><text:span text:style-name="T18">FALSO</text:span><text:span text:style-name="T19"> <text:s/>| <text:s text:c="2"/></text:span><text:span text:style-name="T18">NEG</text:span><text:span text:style-name="T19"> <text:s/>Fator</text:span></text:p>
      <text:p text:style-name="P3"><text:span text:style-name="T20"><text:s text:c="12"/></text:span><text:span text:style-name="T19"><text:tab/>| <text:s text:c="2"/><text:tab/></text:span><text:span text:style-name="T18">ABPAR</text:span><text:span text:style-name="T19"> <text:s/>Expressao <text:s/></text:span><text:span text:style-name="T18">FPAR </text:span><text:span text:style-name="T19"><text:s/>| <text:s/>ChamadaFunc</text:span></text:p>
      <text:p text:style-name="P28"><text:s text:c="16"/></text:p>
      <text:p text:style-name="P3"><text:span text:style-name="T19">Variavel<text:tab/><text:tab/>: <text:s text:c="2"/><text:tab/></text:span><text:span text:style-name="T18">ID</text:span><text:span text:style-name="T19"> <text:s/>Subscritos</text:span></text:p>
      <text:p text:style-name="P28"><text:s text:c="16"/></text:p>
      <text:p text:style-name="P3"><text:span text:style-name="T19">Subscritos <text:s text:c="3"/><text:tab/>:<text:tab/></text:span><text:span text:style-name="T23"></text:span><text:span text:style-name="T18"> <text:s/></text:span><text:span text:style-name="T19">| <text:s/></text:span><text:span text:style-name="T18">ABCOL</text:span><text:span text:style-name="T19"> <text:s/>ListSubscr <text:s/></text:span><text:span text:style-name="T18">FCOL <text:s/></text:span></text:p>
      <text:p text:style-name="P28"><text:s text:c="16"/></text:p>
      <text:p text:style-name="P3"><text:span text:style-name="T19">ListSubscr <text:s/><text:tab/>: <text:s text:c="2"/><text:tab/>ExprAux4 <text:s/>| <text:s/>ListSubscr <text:s/></text:span><text:span text:style-name="T18">VIRG</text:span><text:span text:style-name="T19"> <text:s/>ExprAux4</text:span></text:p>
      <text:p text:style-name="P28"><text:s text:c="16"/></text:p>
      <text:p text:style-name="P3"><text:span text:style-name="T19">ChamadaFunc <text:s text:c="3"/>: <text:s text:c="2"/><text:tab/></text:span><text:span text:style-name="T18">ID <text:s/>ABPAR</text:span><text:span text:style-name="T19"> <text:s/>Argumentos <text:s/></text:span><text:span text:style-name="T18">FPAR</text:span></text:p>
      <text:p text:style-name="P31"/>
      <text:p text:style-name="P37"><text:span text:style-name="T12">4) Convenções para a descrição das produções da gramática de COMP-ITA 2020 </text:span></text:p>
      <text:p text:style-name="P8"/>
      <text:p text:style-name="Standard"><text:span text:style-name="T8">Não-terminais: </text:span></text:p>
      <text:p text:style-name="P40">Estilo: normal </text:p>
      <text:p text:style-name="P39"><text:span text:style-name="T6">1ª letra: maiúscula</text:span></text:p>
      <text:p text:style-name="P40">Outras letras: minúsculas e/ou maiúsculas</text:p>
      <text:p text:style-name="P11"/>
      <text:p text:style-name="P15">Palavras reservadas:</text:p>
      <text:p text:style-name="P11"><text:tab/>Estilo: negrito</text:p>
      <text:p text:style-name="Standard"><text:span text:style-name="T6"><text:tab/>Letras: maiúsculas</text:span></text:p>
      <text:p text:style-name="P11"/>
      <text:p text:style-name="Standard"><text:span text:style-name="T8">Outros átomos </text:span><text:span text:style-name="T6">(identificadores, constantes, operadores, separadores)</text:span><text:span text:style-name="T8">:</text:span></text:p>
      <text:p text:style-name="P11"><text:tab/>Estilo: negrito</text:p>
      <text:p text:style-name="P11"><text:tab/>Letras: maiúsculas</text:p>
      <text:p text:style-name="P11"/>
      <text:p text:style-name="P15">Lado direito de produção vazia:</text:p>
      <text:p text:style-name="P11"><text:tab/>Estilo: negrito</text:p>
      <text:p text:style-name="Standard"><text:span text:style-name="T6"><text:tab/>Caractere: </text:span><text:span text:style-name="T24"></text:span></text:p>
      <text:p text:style-name="P11"/>
      <text:p text:style-name="Standard"><text:span text:style-name="T12">5) Especificações léxicas de COMP-ITA 2020</text:span></text:p>
      <text:p text:style-name="P8"/>
      <text:p text:style-name="Standard"><text:span text:style-name="T9">5.1 – Palavras reservadas </text:span><text:span text:style-name="T10">(todas em letras minúsculas)</text:span></text:p>
      <text:p text:style-name="P16"/>
      <table:table table:name="Table1" table:style-name="Table1">
        <table:table-column table:style-name="Table1.A" table:number-columns-repeated="5"/>
        <table:table-column table:style-name="Table1.F"/>
        <table:table-row table:style-name="Table1.1">
          <table:table-cell table:style-name="Table1.A1" office:value-type="string">
            <text:p text:style-name="P16">carac</text:p>
          </table:table-cell>
          <table:table-cell table:style-name="Table1.B1" office:value-type="string">
            <text:p text:style-name="P16">chamar</text:p>
          </table:table-cell>
          <table:table-cell table:style-name="Table1.B1" office:value-type="string">
            <text:p text:style-name="P16">comandos</text:p>
          </table:table-cell>
          <table:table-cell table:style-name="Table1.B1" office:value-type="string">
            <text:p text:style-name="P16">enquanto</text:p>
          </table:table-cell>
          <table:table-cell table:style-name="Table1.B1" office:value-type="string">
            <text:p text:style-name="P16">escrever</text:p>
          </table:table-cell>
          <table:table-cell table:style-name="Table1.F1" office:value-type="string">
            <text:p text:style-name="P16">falso</text:p>
          </table:table-cell>
        </table:table-row>
        <table:table-row table:style-name="Table1.1">
          <table:table-cell table:style-name="Table1.A2" office:value-type="string">
            <text:p text:style-name="P16">funcao</text:p>
          </table:table-cell>
          <table:table-cell table:style-name="Table1.B2" office:value-type="string">
            <text:p text:style-name="P16">int</text:p>
          </table:table-cell>
          <table:table-cell table:style-name="Table1.B2" office:value-type="string">
            <text:p text:style-name="P16">ler</text:p>
          </table:table-cell>
          <table:table-cell table:style-name="Table1.B2" office:value-type="string">
            <text:p text:style-name="P16">logic</text:p>
          </table:table-cell>
          <table:table-cell table:style-name="Table1.B2" office:value-type="string">
            <text:p text:style-name="P16">para</text:p>
          </table:table-cell>
          <table:table-cell table:style-name="Table1.F2" office:value-type="string">
            <text:p text:style-name="P16">principal</text:p>
          </table:table-cell>
        </table:table-row>
        <table:table-row table:style-name="Table1.1">
          <table:table-cell table:style-name="Table1.A2" office:value-type="string">
            <text:p text:style-name="P16">procedimento</text:p>
          </table:table-cell>
          <table:table-cell table:style-name="Table1.B2" office:value-type="string">
            <text:p text:style-name="P16">programa</text:p>
          </table:table-cell>
          <table:table-cell table:style-name="Table1.B2" office:value-type="string">
            <text:p text:style-name="P16">real</text:p>
          </table:table-cell>
          <table:table-cell table:style-name="Table1.B2" office:value-type="string">
            <text:p text:style-name="P16">repetir</text:p>
          </table:table-cell>
          <table:table-cell table:style-name="Table1.B2" office:value-type="string">
            <text:p text:style-name="P16">retornar</text:p>
          </table:table-cell>
          <table:table-cell table:style-name="Table1.F2" office:value-type="string">
            <text:p text:style-name="P16">se</text:p>
          </table:table-cell>
        </table:table-row>
        <table:table-row table:style-name="Table1.1">
          <table:table-cell table:style-name="Table1.A4" office:value-type="string">
            <text:p text:style-name="P16">senao</text:p>
          </table:table-cell>
          <table:table-cell table:style-name="Table1.B4" office:value-type="string">
            <text:p text:style-name="P16">var</text:p>
          </table:table-cell>
          <table:table-cell table:style-name="Table1.B4" office:value-type="string">
            <text:p text:style-name="P16">verdade</text:p>
          </table:table-cell>
          <table:table-cell table:style-name="Table1.B4" office:value-type="string">
            <text:p text:style-name="P17"/>
          </table:table-cell>
          <table:table-cell table:style-name="Table1.B4" office:value-type="string">
            <text:p text:style-name="P17"/>
          </table:table-cell>
          <table:table-cell table:style-name="Table1.F4" office:value-type="string">
            <text:p text:style-name="P17"/>
          </table:table-cell>
        </table:table-row>
      </table:table>
      <text:p text:style-name="P7"/>
      <text:p text:style-name="Standard"><text:span text:style-name="T9">5.2 – Sintaxes </text:span></text:p>
      <text:p text:style-name="P16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h text:style-name="P2" text:outline-level="2">Descrição</text:h>
          </table:table-cell>
          <table:table-cell table:style-name="Table2.A1" office:value-type="string">
            <text:p text:style-name="P18">Tipo</text:p>
          </table:table-cell>
          <table:table-cell table:style-name="Table2.C1" office:value-type="string">
            <text:p text:style-name="P18">Sintaxe</text:p>
          </table:table-cell>
        </table:table-row>
        <table:table-row table:style-name="Table2.1">
          <table:table-cell table:style-name="Table2.A2" office:value-type="string">
            <text:p text:style-name="P18">Identificador</text:p>
          </table:table-cell>
          <table:table-cell table:style-name="Table2.A2" office:value-type="string">
            <text:h text:style-name="P2" text:outline-level="2">ID</text:h>
          </table:table-cell>
          <table:table-cell table:style-name="Table2.C2" office:value-type="string">
            <text:p text:style-name="P4"><text:span text:style-name="T9">Letra (Letra | Dígito )*</text:span></text:p>
          </table:table-cell>
        </table:table-row>
        <table:table-row table:style-name="Table2.1">
          <table:table-cell table:style-name="Table2.A3" office:value-type="string">
            <text:p text:style-name="P18">Constante inteira</text:p>
          </table:table-cell>
          <table:table-cell table:style-name="Table2.A3" office:value-type="string">
            <text:p text:style-name="P18">CTINT</text:p>
          </table:table-cell>
          <table:table-cell table:style-name="Table2.C3" office:value-type="string">
            <text:p text:style-name="P4"><text:span text:style-name="T9">(Dígito) +</text:span></text:p>
          </table:table-cell>
        </table:table-row>
        <table:table-row table:style-name="Table2.1">
          <table:table-cell table:style-name="Table2.A3" office:value-type="string">
            <text:p text:style-name="P18">Constante caractere</text:p>
          </table:table-cell>
          <table:table-cell table:style-name="Table2.A3" office:value-type="string">
            <text:p text:style-name="P18">CTCARAC</text:p>
          </table:table-cell>
          <table:table-cell table:style-name="Table2.C3" office:value-type="string">
            <text:p text:style-name="P4"><text:span text:style-name="T9">‘(\)? Caractere’</text:span></text:p>
          </table:table-cell>
        </table:table-row>
        <table:table-row table:style-name="Table2.1">
          <table:table-cell table:style-name="Table2.A3" office:value-type="string">
            <text:p text:style-name="P18">Constante real</text:p>
          </table:table-cell>
          <table:table-cell table:style-name="Table2.A3" office:value-type="string">
            <text:p text:style-name="P18">CTREAL</text:p>
          </table:table-cell>
          <table:table-cell table:style-name="Table2.C3" office:value-type="string">
            <text:p text:style-name="P4"><text:span text:style-name="T28">(Dígito)+ . (Dígito )* ((E | e) <text:s/>( + | - )? (Dígito) +)?</text:span></text:p>
          </table:table-cell>
        </table:table-row>
        <table:table-row table:style-name="Table2.1">
          <table:table-cell table:style-name="Table2.A6" office:value-type="string">
            <text:p text:style-name="P18">Cadeia de caracteres</text:p>
          </table:table-cell>
          <table:table-cell table:style-name="Table2.A6" office:value-type="string">
            <text:p text:style-name="P18">CADEIA</text:p>
          </table:table-cell>
          <table:table-cell table:style-name="Table2.C6" office:value-type="string">
            <text:p text:style-name="P4"><text:span text:style-name="T9">“ <text:s/>((\)? Caractere)* <text:s/>”</text:span></text:p>
          </table:table-cell>
        </table:table-row>
      </table:table>
      <text:p text:style-name="P7"/>
      <text:p text:style-name="P37"><text:span text:style-name="T9">5.4 – Operadores</text:span></text:p>
      <text:p text:style-name="P16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h text:style-name="P2" text:outline-level="2">Classe</text:h>
          </table:table-cell>
          <table:table-cell table:style-name="Table3.A1" office:value-type="string">
            <text:p text:style-name="P18">Tipo</text:p>
          </table:table-cell>
          <table:table-cell table:style-name="Table3.C1" office:value-type="string">
            <text:p text:style-name="P18">Operadores</text:p>
          </table:table-cell>
        </table:table-row>
        <table:table-row table:style-name="Table3.1">
          <table:table-cell table:style-name="Table3.A2" office:value-type="string">
            <text:p text:style-name="P16">Or lógico</text:p>
          </table:table-cell>
          <table:table-cell table:style-name="Table3.A2" office:value-type="string">
            <text:p text:style-name="P18">OR</text:p>
          </table:table-cell>
          <table:table-cell table:style-name="Table3.C2" office:value-type="string">
            <text:p text:style-name="P4"><text:span text:style-name="T9">||</text:span></text:p>
          </table:table-cell>
        </table:table-row>
        <table:table-row table:style-name="Table3.1">
          <table:table-cell table:style-name="Table3.A3" office:value-type="string">
            <text:p text:style-name="P16">And lógico</text:p>
          </table:table-cell>
          <table:table-cell table:style-name="Table3.A3" office:value-type="string">
            <text:p text:style-name="P18">AND</text:p>
          </table:table-cell>
          <table:table-cell table:style-name="Table3.C3" office:value-type="string">
            <text:p text:style-name="P4"><text:span text:style-name="T9">&amp;&amp; </text:span></text:p>
          </table:table-cell>
        </table:table-row>
        <table:table-row table:style-name="Table3.1">
          <table:table-cell table:style-name="Table3.A3" office:value-type="string">
            <text:p text:style-name="P16">Not lógico</text:p>
          </table:table-cell>
          <table:table-cell table:style-name="Table3.A3" office:value-type="string">
            <text:p text:style-name="P18">NOT</text:p>
          </table:table-cell>
          <table:table-cell table:style-name="Table3.C3" office:value-type="string">
            <text:p text:style-name="P18">! </text:p>
          </table:table-cell>
        </table:table-row>
        <table:table-row table:style-name="Table3.1">
          <table:table-cell table:style-name="Table3.A3" office:value-type="string">
            <text:p text:style-name="P16">Relacionais</text:p>
          </table:table-cell>
          <table:table-cell table:style-name="Table3.A3" office:value-type="string">
            <text:p text:style-name="P4"><text:span text:style-name="T9">OPREL</text:span></text:p>
          </table:table-cell>
          <table:table-cell table:style-name="Table3.C3" office:value-type="string">
            <text:p text:style-name="P4"><text:span text:style-name="T9">&lt; <text:s/>&lt;= <text:s/>&gt; <text:s/>&gt;= <text:s/>== <text:s/>!=</text:span></text:p>
          </table:table-cell>
        </table:table-row>
        <table:table-row table:style-name="Table3.1">
          <table:table-cell table:style-name="Table3.A3" office:value-type="string">
            <text:p text:style-name="P16">Aditivos</text:p>
          </table:table-cell>
          <table:table-cell table:style-name="Table3.A3" office:value-type="string">
            <text:p text:style-name="P4"><text:span text:style-name="T9">OPAD</text:span></text:p>
          </table:table-cell>
          <table:table-cell table:style-name="Table3.C3" office:value-type="string">
            <text:p text:style-name="P18">+ <text:s/>- <text:s/></text:p>
          </table:table-cell>
        </table:table-row>
        <table:table-row table:style-name="Table3.1">
          <table:table-cell table:style-name="Table3.A3" office:value-type="string">
            <text:p text:style-name="P16">Multiplicativos</text:p>
          </table:table-cell>
          <table:table-cell table:style-name="Table3.A3" office:value-type="string">
            <text:p text:style-name="P4"><text:span text:style-name="T9">OPMULT</text:span></text:p>
          </table:table-cell>
          <table:table-cell table:style-name="Table3.C3" office:value-type="string">
            <text:p text:style-name="P18">* <text:s/>/ <text:s/>% <text:s/></text:p>
          </table:table-cell>
        </table:table-row>
        <table:table-row table:style-name="Table3.1">
          <table:table-cell table:style-name="Table3.A8" office:value-type="string">
            <text:p text:style-name="P16">Negadores</text:p>
          </table:table-cell>
          <table:table-cell table:style-name="Table3.A8" office:value-type="string">
            <text:p text:style-name="P18">NEG</text:p>
          </table:table-cell>
          <table:table-cell table:style-name="Table3.C8" office:value-type="string">
            <text:p text:style-name="P18">~</text:p>
          </table:table-cell>
        </table:table-row>
      </table:table>
      <text:p text:style-name="P16"/>
      <text:p text:style-name="Standard"><text:span text:style-name="T9">Obs.: </text:span><text:span text:style-name="T10">Os operadores de tipos </text:span><text:span text:style-name="T9">OR</text:span><text:span text:style-name="T10">, </text:span><text:span text:style-name="T9">AND</text:span><text:span text:style-name="T10">, </text:span><text:span text:style-name="T9">NOT</text:span><text:span text:style-name="T10"> e </text:span><text:span text:style-name="T9">NEG</text:span><text:span text:style-name="T10"> não precisam de atributos.</text:span></text:p>
      <text:p text:style-name="P12"/>
      <text:p text:style-name="Standard"><text:span text:style-name="T9">5.5 – Separadores e outros </text:span><text:span text:style-name="T10">(não precisam de atributos)</text:span></text:p>
      <text:p text:style-name="P16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B"/>
        <table:table-column table:style-name="Table4.F"/>
        <table:table-row table:style-name="Table4.1">
          <table:table-cell table:style-name="Table4.A1" office:value-type="string">
            <text:h text:style-name="P2" text:outline-level="2">Descrição</text:h>
          </table:table-cell>
          <table:table-cell table:style-name="Table4.A1" office:value-type="string">
            <text:p text:style-name="P18">Símbolo</text:p>
          </table:table-cell>
          <table:table-cell table:style-name="Table4.A1" office:value-type="string">
            <text:p text:style-name="P18">Tipo</text:p>
          </table:table-cell>
          <table:table-cell table:style-name="Table4.A1" office:value-type="string">
            <text:h text:style-name="P2" text:outline-level="2">Descrição</text:h>
          </table:table-cell>
          <table:table-cell table:style-name="Table4.A1" office:value-type="string">
            <text:p text:style-name="P18">Símbolo</text:p>
          </table:table-cell>
          <table:table-cell table:style-name="Table4.F1" office:value-type="string">
            <text:p text:style-name="P18">Tipo</text:p>
          </table:table-cell>
        </table:table-row>
        <table:table-row table:style-name="Table4.1">
          <table:table-cell table:style-name="Table4.A2" office:value-type="string">
            <text:p text:style-name="P16">Atribuição</text:p>
          </table:table-cell>
          <table:table-cell table:style-name="Table4.A2" office:value-type="string">
            <text:p text:style-name="P26">=</text:p>
          </table:table-cell>
          <table:table-cell table:style-name="Table4.A2" office:value-type="string">
            <text:p text:style-name="P18">ATRIB</text:p>
          </table:table-cell>
          <table:table-cell table:style-name="Table4.A2" office:value-type="string">
            <text:p text:style-name="P16">Abre-chave</text:p>
          </table:table-cell>
          <table:table-cell table:style-name="Table4.A2" office:value-type="string">
            <text:p text:style-name="P26">{</text:p>
          </table:table-cell>
          <table:table-cell table:style-name="Table4.F2" office:value-type="string">
            <text:p text:style-name="P18">ABCHAV</text:p>
          </table:table-cell>
        </table:table-row>
        <table:table-row table:style-name="Table4.1">
          <table:table-cell table:style-name="Table4.A3" office:value-type="string">
            <text:p text:style-name="P16">Abre-parêntesis</text:p>
          </table:table-cell>
          <table:table-cell table:style-name="Table4.A3" office:value-type="string">
            <text:p text:style-name="P26">(</text:p>
          </table:table-cell>
          <table:table-cell table:style-name="Table4.A3" office:value-type="string">
            <text:p text:style-name="P4"><text:span text:style-name="T9">ABPAR</text:span></text:p>
          </table:table-cell>
          <table:table-cell table:style-name="Table4.A3" office:value-type="string">
            <text:p text:style-name="P16">Fecha-chave</text:p>
          </table:table-cell>
          <table:table-cell table:style-name="Table4.A3" office:value-type="string">
            <text:p text:style-name="P26">}</text:p>
          </table:table-cell>
          <table:table-cell table:style-name="Table4.F3" office:value-type="string">
            <text:p text:style-name="P18">FCHAV</text:p>
          </table:table-cell>
        </table:table-row>
        <table:table-row table:style-name="Table4.1">
          <table:table-cell table:style-name="Table4.A3" office:value-type="string">
            <text:p text:style-name="P16">Fecha-parêntesis</text:p>
          </table:table-cell>
          <table:table-cell table:style-name="Table4.A3" office:value-type="string">
            <text:p text:style-name="P26">)</text:p>
          </table:table-cell>
          <table:table-cell table:style-name="Table4.A3" office:value-type="string">
            <text:p text:style-name="P4"><text:span text:style-name="T9">FPAR</text:span></text:p>
          </table:table-cell>
          <table:table-cell table:style-name="Table4.A3" office:value-type="string">
            <text:p text:style-name="P16">Abre-tripla-chave</text:p>
          </table:table-cell>
          <table:table-cell table:style-name="Table4.A3" office:value-type="string">
            <text:p text:style-name="P26">{{{</text:p>
          </table:table-cell>
          <table:table-cell table:style-name="Table4.F3" office:value-type="string">
            <text:p text:style-name="P18">ABTRIP</text:p>
          </table:table-cell>
        </table:table-row>
        <table:table-row table:style-name="Table4.1">
          <table:table-cell table:style-name="Table4.A3" office:value-type="string">
            <text:p text:style-name="P16">Abre-colchete</text:p>
          </table:table-cell>
          <table:table-cell table:style-name="Table4.A3" office:value-type="string">
            <text:p text:style-name="P26">[</text:p>
          </table:table-cell>
          <table:table-cell table:style-name="Table4.A3" office:value-type="string">
            <text:p text:style-name="P18">ABCOL</text:p>
          </table:table-cell>
          <table:table-cell table:style-name="Table4.A3" office:value-type="string">
            <text:p text:style-name="P16">Fecha-tripla-chave</text:p>
          </table:table-cell>
          <table:table-cell table:style-name="Table4.A3" office:value-type="string">
            <text:p text:style-name="P26">}}}</text:p>
          </table:table-cell>
          <table:table-cell table:style-name="Table4.F3" office:value-type="string">
            <text:p text:style-name="P18">FTRIP</text:p>
          </table:table-cell>
        </table:table-row>
        <table:table-row table:style-name="Table4.1">
          <table:table-cell table:style-name="Table4.A3" office:value-type="string">
            <text:p text:style-name="P16">Fecha-colchete</text:p>
          </table:table-cell>
          <table:table-cell table:style-name="Table4.A3" office:value-type="string">
            <text:p text:style-name="P26">]</text:p>
          </table:table-cell>
          <table:table-cell table:style-name="Table4.A3" office:value-type="string">
            <text:p text:style-name="P18">FCOL</text:p>
          </table:table-cell>
          <table:table-cell table:style-name="Table4.A3" office:value-type="string">
            <text:p text:style-name="P16">Ponto e vírgula</text:p>
          </table:table-cell>
          <table:table-cell table:style-name="Table4.A3" office:value-type="string">
            <text:p text:style-name="P26">;</text:p>
          </table:table-cell>
          <table:table-cell table:style-name="Table4.F3" office:value-type="string">
            <text:p text:style-name="P18">PVIG</text:p>
          </table:table-cell>
        </table:table-row>
        <table:table-row table:style-name="Table4.1">
          <table:table-cell table:style-name="Table4.A7" office:value-type="string">
            <text:p text:style-name="P17"/>
          </table:table-cell>
          <table:table-cell table:style-name="Table4.A7" office:value-type="string">
            <text:p text:style-name="P27"/>
          </table:table-cell>
          <table:table-cell table:style-name="Table4.A7" office:value-type="string">
            <text:p text:style-name="P27"/>
          </table:table-cell>
          <table:table-cell table:style-name="Table4.A7" office:value-type="string">
            <text:p text:style-name="P16">Vírgula</text:p>
          </table:table-cell>
          <table:table-cell table:style-name="Table4.A7" office:value-type="string">
            <text:p text:style-name="P26">,</text:p>
          </table:table-cell>
          <table:table-cell table:style-name="Table4.F7" office:value-type="string">
            <text:p text:style-name="P18">VIRG</text:p>
          </table:table-cell>
        </table:table-row>
      </table:table>
      <text:p text:style-name="P16"/>
      <text:p text:style-name="Standard"><text:span text:style-name="T9">5.6 – Comentários nos programas:</text:span></text:p>
      <text:p text:style-name="P16"/>
      <text:p text:style-name="Standard"><text:span text:style-name="T6">Tudo o que estiver entre </text:span><text:span text:style-name="T9">/*</text:span><text:span text:style-name="T6"> <text:s/>e <text:s/></text:span><text:span text:style-name="T9">*/</text:span></text:p>
      <text:p text:style-name="P8"/>
      <text:p text:style-name="Standard"><text:span text:style-name="T12">6) Especificações semânticas de COMP-ITA 2020 </text:span></text:p>
      <text:p text:style-name="P16"/>
      <text:list xml:id="list1032562383" text:style-name="WW8Num1">
        <text:list-item>
          <text:p text:style-name="P20">Qualquer identificador deve ser declarado antes de usado.</text:p>
        </text:list-item>
        <text:list-item>
          <text:p text:style-name="P33"><text:span text:style-name="T6">Um identificador não pode estar declarado mais de uma vez dentro de um módulo, ou como global, mas pode estar declarado ao mesmo tempo como global e num módulo qualquer, ou em dois ou mais módulos quaisquer.</text:span></text:p>
        </text:list-item>
        <text:list-item>
          <text:p text:style-name="P33"><text:span text:style-name="T6">Identificadores podem ser do tipo nome de programa, nome de variável, nome de função ou nome de procedimento.</text:span></text:p>
        </text:list-item>
        <text:list-item>
          <text:p text:style-name="P33"><text:span text:style-name="T6">Um módulo não pode ter o mesmo nome que o de uma variável global.</text:span></text:p>
        </text:list-item>
        <text:list-item>
          <text:p text:style-name="P20">Variáveis escalares, expressões e elementos de variáveis indexadas podem ser do tipo inteiro, real, caractere ou lógico.</text:p>
        </text:list-item>
        <text:list-item>
          <text:p text:style-name="P20">A constante inteira usada no dimensionamento de uma variável indexada deve ser maior do que zero.</text:p>
        </text:list-item>
        <text:list-item>
          <text:p text:style-name="P33"><text:soft-page-break/><text:span text:style-name="T6">Toda variável escalar e, ao menos, um elemento de cada variável indexada, devem ser inicializados e referenciados pelo menos uma vez no programa.</text:span></text:p>
        </text:list-item>
        <text:list-item>
          <text:p text:style-name="P20">Deve haver compatibilidade entre os tipos dos dois lados de um comando de atribuição, conforme a seguinte tabela:</text:p>
        </text:list-item>
      </text:list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8">Tipo do lado esquerdo</text:p>
          </table:table-cell>
          <table:table-cell table:style-name="Table5.B1" office:value-type="string">
            <text:p text:style-name="P18">Tipo do lado direito</text:p>
          </table:table-cell>
        </table:table-row>
        <table:table-row table:style-name="Table5.1">
          <table:table-cell table:style-name="Table5.A2" office:value-type="string">
            <text:p text:style-name="P22">Inteiro</text:p>
          </table:table-cell>
          <table:table-cell table:style-name="Table5.B2" office:value-type="string">
            <text:p text:style-name="P22">Inteiro ou Caractere</text:p>
          </table:table-cell>
        </table:table-row>
        <table:table-row table:style-name="Table5.1">
          <table:table-cell table:style-name="Table5.A3" office:value-type="string">
            <text:p text:style-name="P22">Real</text:p>
          </table:table-cell>
          <table:table-cell table:style-name="Table5.B3" office:value-type="string">
            <text:p text:style-name="P22">Inteiro, Real ou Caractere</text:p>
          </table:table-cell>
        </table:table-row>
        <table:table-row table:style-name="Table5.1">
          <table:table-cell table:style-name="Table5.A3" office:value-type="string">
            <text:p text:style-name="P22">Caractere</text:p>
          </table:table-cell>
          <table:table-cell table:style-name="Table5.B3" office:value-type="string">
            <text:p text:style-name="P22">Inteiro ou Caractere</text:p>
          </table:table-cell>
        </table:table-row>
        <table:table-row table:style-name="Table5.1">
          <table:table-cell table:style-name="Table5.A5" office:value-type="string">
            <text:p text:style-name="P4"><text:span text:style-name="T6">Lógico</text:span></text:p>
          </table:table-cell>
          <table:table-cell table:style-name="Table5.B5" office:value-type="string">
            <text:p text:style-name="P4"><text:span text:style-name="T6">Lógico</text:span></text:p>
          </table:table-cell>
        </table:table-row>
      </table:table>
      <text:p text:style-name="P19"/>
      <text:list xml:id="list3568100067" text:style-name="WW8Num4">
        <text:list-item>
          <text:p text:style-name="P34"><text:span text:style-name="T6">Variáveis escalares não podem ter subscritos.</text:span></text:p>
        </text:list-item>
        <text:list-item>
          <text:p text:style-name="P34"><text:span text:style-name="T6">O número de subscritos de uma variável indexada deve ser igual ao seu número de dimensões declarado.</text:span></text:p>
        </text:list-item>
        <text:list-item>
          <text:p text:style-name="P21">Os elementos de uma variável indexada só poderão ser atribuídos ou receber atribuição um de cada vez.</text:p>
        </text:list-item>
        <text:list-item>
          <text:p text:style-name="P34"><text:span text:style-name="T6">Os elementos de uma variável indexada só poderão ser lidos ou escritos um de cada vez.</text:span></text:p>
        </text:list-item>
      </text:list>
      <text:list xml:id="list190645793195524" text:continue-list="list1032562383" text:style-name="WW8Num1">
        <text:list-item>
          <text:p text:style-name="P20">Os tipos dos resultados das diversas classes de expressões só podem ser os seguintes:</text:p>
        </text:list-item>
      </text:list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8">Classe da expressão</text:p>
          </table:table-cell>
          <table:table-cell table:style-name="Table6.B1" office:value-type="string">
            <text:p text:style-name="P18">Tipo</text:p>
          </table:table-cell>
        </table:table-row>
        <table:table-row table:style-name="Table6.1">
          <table:table-cell table:style-name="Table6.A2" office:value-type="string">
            <text:p text:style-name="P22">Aritmética</text:p>
          </table:table-cell>
          <table:table-cell table:style-name="Table6.B2" office:value-type="string">
            <text:p text:style-name="P22">Inteiro, Real ou Caractere</text:p>
          </table:table-cell>
        </table:table-row>
        <table:table-row table:style-name="Table6.1">
          <table:table-cell table:style-name="Table6.A3" office:value-type="string">
            <text:p text:style-name="P22">Relacional</text:p>
          </table:table-cell>
          <table:table-cell table:style-name="Table6.B3" office:value-type="string">
            <text:p text:style-name="P4"><text:span text:style-name="T6">Lógico</text:span></text:p>
          </table:table-cell>
        </table:table-row>
        <table:table-row table:style-name="Table6.1">
          <table:table-cell table:style-name="Table6.A4" office:value-type="string">
            <text:p text:style-name="P4"><text:span text:style-name="T6">Lógica</text:span></text:p>
          </table:table-cell>
          <table:table-cell table:style-name="Table6.B4" office:value-type="string">
            <text:p text:style-name="P4"><text:span text:style-name="T6">Lógico</text:span></text:p>
          </table:table-cell>
        </table:table-row>
      </table:table>
      <text:p text:style-name="P32"/>
      <text:list xml:id="list190646754084444" text:continue-numbering="true" text:style-name="WW8Num1">
        <text:list-item>
          <text:p text:style-name="P20">Os tipos dos operandos admitidos pelos operadores de expressões são os seguintes:</text:p>
        </text:list-item>
      </text:list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h text:style-name="P2" text:outline-level="2">Operadores</text:h>
          </table:table-cell>
          <table:table-cell table:style-name="Table7.B1" office:value-type="string">
            <text:p text:style-name="P18">Tipos admitidos dos operandos</text:p>
          </table:table-cell>
        </table:table-row>
        <table:table-row table:style-name="Table7.1">
          <table:table-cell table:style-name="Table7.A2" office:value-type="string">
            <text:p text:style-name="P4"><text:span text:style-name="T6">|| <text:s/>&amp;&amp; <text:s/>!</text:span></text:p>
          </table:table-cell>
          <table:table-cell table:style-name="Table7.B2" office:value-type="string">
            <text:p text:style-name="P4"><text:span text:style-name="T6">Lógico</text:span></text:p>
          </table:table-cell>
        </table:table-row>
        <table:table-row table:style-name="Table7.1">
          <table:table-cell table:style-name="Table7.A3" office:value-type="string">
            <text:p text:style-name="P18">&lt; <text:s/>&lt;= <text:s/>&gt; <text:s/>&gt;= <text:s/></text:p>
          </table:table-cell>
          <table:table-cell table:style-name="Table7.B3" office:value-type="string">
            <text:p text:style-name="P22">Inteiro, Real ou Caractere</text:p>
          </table:table-cell>
        </table:table-row>
        <table:table-row table:style-name="Table7.1">
          <table:table-cell table:style-name="Table7.A3" office:value-type="string">
            <text:p text:style-name="P4"><text:span text:style-name="T9">== <text:s/>!=</text:span></text:p>
          </table:table-cell>
          <table:table-cell table:style-name="Table7.B3" office:value-type="string">
            <text:p text:style-name="P4"><text:span text:style-name="T6">Todos (se um for lógico o outro também deve ser)</text:span></text:p>
          </table:table-cell>
        </table:table-row>
        <table:table-row table:style-name="Table7.1">
          <table:table-cell table:style-name="Table7.A3" office:value-type="string">
            <text:p text:style-name="P22">+ <text:s/>- <text:s/>* <text:s/>/ <text:s/>~</text:p>
          </table:table-cell>
          <table:table-cell table:style-name="Table7.B3" office:value-type="string">
            <text:p text:style-name="P22">Inteiro, Real ou Caractere</text:p>
          </table:table-cell>
        </table:table-row>
        <table:table-row table:style-name="Table7.1">
          <table:table-cell table:style-name="Table7.A6" office:value-type="string">
            <text:p text:style-name="P22">%</text:p>
          </table:table-cell>
          <table:table-cell table:style-name="Table7.B6" office:value-type="string">
            <text:p text:style-name="P22">Inteiro ou Caractere</text:p>
          </table:table-cell>
        </table:table-row>
      </table:table>
      <text:p text:style-name="P32"/>
      <text:list xml:id="list190646473059286" text:continue-numbering="true" text:style-name="WW8Num1">
        <text:list-item>
          <text:p text:style-name="P33"><text:span text:style-name="T6">As expressões nos cabeçalhos de comandos </text:span><text:span text:style-name="T9">se</text:span><text:span text:style-name="T6"> e </text:span><text:span text:style-name="T9">enquanto</text:span><text:span text:style-name="T6"> e no encerramento de comandos </text:span><text:span text:style-name="T9">repetir</text:span><text:span text:style-name="T6"> devem ser relacionais ou lógicas.</text:span></text:p>
        </text:list-item>
        <text:list-item>
          <text:p text:style-name="P33"><text:span text:style-name="T6">A variável de controle de um comando </text:span><text:span text:style-name="T8">para </text:span><text:span text:style-name="T6">deve ser escalar do tipo inteiro ou caractere.</text:span></text:p>
        </text:list-item>
        <text:list-item>
          <text:p text:style-name="P33"><text:span text:style-name="T6">A primeira e a terceira </text:span><text:span text:style-name="T10">expressão</text:span><text:span text:style-name="T6"> do cabeçalho de um comando </text:span><text:span text:style-name="T8">para</text:span><text:span text:style-name="T6"> devem ser do tipo inteiro ou caractere e a segunda </text:span><text:span text:style-name="T10">expressão</text:span><text:span text:style-name="T9"> </text:span><text:span text:style-name="T6">deve ser do tipo lógico. </text:span></text:p>
        </text:list-item>
        <text:list-item>
          <text:p text:style-name="P20"><text:soft-page-break/>A expressão aritmética no subscrito de uma variável indexada deve ser do tipo inteiro ou caractere.</text:p>
        </text:list-item>
        <text:list-item>
          <text:p text:style-name="P33"><text:span text:style-name="T6">O programa deve ter um e um só módulo de cabeçalho </text:span><text:span text:style-name="T8">principal</text:span><text:span text:style-name="T6">.</text:span></text:p>
        </text:list-item>
        <text:list-item>
          <text:p text:style-name="P33"><text:span text:style-name="T6">O identificador de um comando </text:span><text:span text:style-name="T8">chamar</text:span><text:span text:style-name="T6"> deve ser do tipo nome de procedimento e o de uma chamada de função numa expressão deve ser do tipo nome de função. </text:span></text:p>
        </text:list-item>
        <text:list-item>
          <text:p text:style-name="P33"><text:span text:style-name="T10">Um identificador de variável e de parâmetro deve ser do tipo </text:span><text:span text:style-name="T6">nome de variável</text:span><text:span text:style-name="T10">.</text:span></text:p>
        </text:list-item>
        <text:list-item>
          <text:p text:style-name="P14">O identificador que dá nome ao programa deve ser do tipo nome de programa.</text:p>
        </text:list-item>
        <text:list-item>
          <text:p text:style-name="P33"><text:span text:style-name="T6">O número de argumentos na chamada de um módulo deve ser igual ao número de parâmetros do mesmo. </text:span></text:p>
        </text:list-item>
        <text:list-item>
          <text:p text:style-name="P20">Deve haver compatibilidade entre um argumento de chamada de um módulo e seu parâmetro correspondente, conforme a seguinte tabela:</text:p>
        </text:list-item>
      </text:list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8">Tipo do parâmetro</text:p>
          </table:table-cell>
          <table:table-cell table:style-name="Table8.B1" office:value-type="string">
            <text:p text:style-name="P18">Tipo do argumento</text:p>
          </table:table-cell>
        </table:table-row>
        <table:table-row table:style-name="Table8.1">
          <table:table-cell table:style-name="Table8.A2" office:value-type="string">
            <text:p text:style-name="P22">Inteiro</text:p>
          </table:table-cell>
          <table:table-cell table:style-name="Table8.B2" office:value-type="string">
            <text:p text:style-name="P4"><text:span text:style-name="T6">Expressão inteira ou caractere</text:span></text:p>
          </table:table-cell>
        </table:table-row>
        <table:table-row table:style-name="Table8.1">
          <table:table-cell table:style-name="Table8.A3" office:value-type="string">
            <text:p text:style-name="P22">Real</text:p>
          </table:table-cell>
          <table:table-cell table:style-name="Table8.B3" office:value-type="string">
            <text:p text:style-name="P4"><text:span text:style-name="T6">Expressão inteira, real ou caractere</text:span></text:p>
          </table:table-cell>
        </table:table-row>
        <table:table-row table:style-name="Table8.1">
          <table:table-cell table:style-name="Table8.A3" office:value-type="string">
            <text:p text:style-name="P22">Caractere</text:p>
          </table:table-cell>
          <table:table-cell table:style-name="Table8.B3" office:value-type="string">
            <text:p text:style-name="P4"><text:span text:style-name="T6">Expressão inteira ou caractere</text:span></text:p>
          </table:table-cell>
        </table:table-row>
        <table:table-row table:style-name="Table8.1">
          <table:table-cell table:style-name="Table8.A5" office:value-type="string">
            <text:p text:style-name="P4"><text:span text:style-name="T6">Lógico</text:span></text:p>
          </table:table-cell>
          <table:table-cell table:style-name="Table8.B5" office:value-type="string">
            <text:p text:style-name="P4"><text:span text:style-name="T6">Expressão de valor lógico</text:span></text:p>
          </table:table-cell>
        </table:table-row>
      </table:table>
      <text:p text:style-name="P41"/>
      <text:list xml:id="list190647457176605" text:continue-numbering="true" text:style-name="WW8Num1">
        <text:list-item>
          <text:p text:style-name="P33"><text:span text:style-name="T6">Todo comando </text:span><text:span text:style-name="T8">retornar </text:span><text:span text:style-name="T6">dentro de um procedimento não deve ser seguido de expressão e dentro de uma função deve ser seguido por uma expressão. </text:span></text:p>
        </text:list-item>
        <text:list-item>
          <text:p text:style-name="P20">Deve haver compatibilidade entre o tipo de uma função e o tipo da expressão de qualquer comando <text:span text:style-name="T2">retornar</text:span> em seu escopo, conforme a seguinte tabela:</text:p>
        </text:list-item>
      </text:list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8">Tipo da função</text:p>
          </table:table-cell>
          <table:table-cell table:style-name="Table9.B1" office:value-type="string">
            <text:p text:style-name="P18">Tipo da expressão retornada</text:p>
          </table:table-cell>
        </table:table-row>
        <table:table-row table:style-name="Table9.1">
          <table:table-cell table:style-name="Table9.A2" office:value-type="string">
            <text:p text:style-name="P22">Inteiro</text:p>
          </table:table-cell>
          <table:table-cell table:style-name="Table9.B2" office:value-type="string">
            <text:p text:style-name="P22">Inteiro ou Caractere</text:p>
          </table:table-cell>
        </table:table-row>
        <table:table-row table:style-name="Table9.1">
          <table:table-cell table:style-name="Table9.A2" office:value-type="string">
            <text:p text:style-name="P22">Real</text:p>
          </table:table-cell>
          <table:table-cell table:style-name="Table9.B2" office:value-type="string">
            <text:p text:style-name="P22">Inteiro, Real ou Caractere</text:p>
          </table:table-cell>
        </table:table-row>
        <table:table-row table:style-name="Table9.1">
          <table:table-cell table:style-name="Table9.A2" office:value-type="string">
            <text:p text:style-name="P22">Caractere</text:p>
          </table:table-cell>
          <table:table-cell table:style-name="Table9.B2" office:value-type="string">
            <text:p text:style-name="P22">Inteiro ou Caractere</text:p>
          </table:table-cell>
        </table:table-row>
        <table:table-row table:style-name="Table9.1">
          <table:table-cell table:style-name="Table9.A5" office:value-type="string">
            <text:p text:style-name="P4"><text:span text:style-name="T6">Lógico</text:span></text:p>
          </table:table-cell>
          <table:table-cell table:style-name="Table9.B5" office:value-type="string">
            <text:p text:style-name="P4"><text:span text:style-name="T6">Lógico</text:span></text:p>
          </table:table-cell>
        </table:table-row>
      </table:table>
      <text:p text:style-name="P41"/>
      <text:list xml:id="list190647454596319" text:continue-numbering="true" text:style-name="WW8Num1">
        <text:list-item>
          <text:p text:style-name="P33"><text:span text:style-name="T6">Módulos não são usados como parâmetros ou argumentos de chamada de outros módulos.</text:span></text:p>
        </text:list-item>
        <text:list-item>
          <text:p text:style-name="P33"><text:span text:style-name="T6">A linguagem não admite recursividade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language="pt" fo:country="BR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>
      <style:text-properties fo:color="#000000" style:text-position="0% 100%" style:font-name="Symbol" fo:font-family="Symbol" style:font-family-generic="roman" style:font-pitch="variable" style:font-charset="x-symbol" fo:font-size="12pt" fo:language="pt" fo:country="BR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fo:color="#000000" style:text-position="0% 100%"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fo:color="#000000" style:text-position="21% 100%" style:font-name="Symbol" fo:font-family="Symbol" style:font-family-generic="roman" style:font-pitch="variable" style:font-charset="x-symbol" fo:font-size="14pt" style:font-size-asian="14pt" style:font-name-complex="Symbol" style:font-family-complex="Symbol" style:font-family-generic-complex="roman" style:font-pitch-complex="variable" style:font-charset-complex="x-symbol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fo:color="#000000" style:text-position="0% 100%" style:font-name="Symbol" fo:font-family="Symbol" style:font-family-generic="roman" style:font-pitch="variable" style:font-charset="x-symbol" fo:font-size="12pt" fo:language="pt" fo:country="BR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Título_20_2_20_Char" style:display-name="Título 2 Char" style:family="text">
      <style:text-properties style:font-name="Arial" fo:font-family="Arial" style:font-family-generic="swiss" style:font-pitch="variable" fo:font-size="14pt" fo:language="en" fo:country="US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3055in" fo:text-indent="-0.3055in" fo:margin-left="0.305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3055in" fo:text-indent="-0.3055in" fo:margin-left="0.3055in"/>
        </style:list-level-properties>
        <style:text-properties style:font-name="Symbol"/>
      </text:list-level-style-bullet>
      <text:list-level-style-bullet text:level="2" text:style-name="WW8Num2z1" style:num-suffix="." text:bullet-char="">
        <style:list-level-properties text:list-level-position-and-space-mode="label-alignment">
          <style:list-level-label-alignment text:label-followed-by="listtab" text:list-tab-stop-position="1.0571in" fo:text-indent="-0.3071in" fo:margin-left="1.0571in"/>
        </style:list-level-properties>
        <style:text-properties style:font-name="Symbol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4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4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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3z0" style:num-suffix="." text:bullet-char="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3" text:style-name="WW8Num3z0" style:num-suffix="." text:bullet-char="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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3z0" style:num-suffix="." text:bullet-char="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3z0" style:num-suffix="." text:bullet-char="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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3z0" style:num-suffix="." text:bullet-char="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3z0" style:num-suffix="." text:bullet-char="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3055in" fo:text-indent="-0.3055in" fo:margin-left="0.3055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0in" fo:margin-right="0.25in" fo:text-indent="0in" style:auto-text-indent="false"/>
    </style:style>
    <style:style style:name="MT1" style:family="text"/>
    <style:style style:name="Mfr1" style:family="graphic" style:parent-style-name="Frame">
      <style:graphic-properties fo:margin-left="0in" fo:margin-right="0in" fo:margin-top="0in" fo:margin-bottom="0in"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fo:padding="0in" fo:border="none" style:writing-mode="lr-tb" draw:wrap-influence-on-position="once-successive" loext:allow-overlap="true"/>
    </style:style>
    <style:page-layout style:name="Mpm1">
      <style:page-layout-properties fo:page-width="8.5in" fo:page-height="11in" style:num-format="1" style:print-orientation="portrait" fo:margin-top="0.9846in" fo:margin-bottom="0.6693in" fo:margin-left="0.9846in" fo:margin-right="0.6299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181in" fo:margin-top="0.0791in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Frame1" text:anchor-type="paragraph" svg:y="0.0008in" draw:z-index="9"><draw:text-box fo:min-height="0.0228in" fo:min-width="0in"><text:p text:style-name="Footer"><text:span text:style-name="Page_20_Number"><text:page-number text:select-page="current">2</text:page-number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meta:initial-creator>ITA</meta:initial-creator>
    <meta:creation-date>2020-03-28T12:36:00</meta:creation-date>
    <dc:date>2020-06-17T19:06:45.190773970</dc:date>
    <meta:editing-cycles>20</meta:editing-cycles>
    <meta:editing-duration>P1DT15H52M49S</meta:editing-duration>
    <meta:generator>LibreOffice/6.4.4.2$Linux_X86_64 LibreOffice_project/40$Build-2</meta:generator>
    <meta:document-statistic meta:table-count="9" meta:image-count="0" meta:object-count="0" meta:page-count="10" meta:paragraph-count="435" meta:word-count="1906" meta:character-count="13154" meta:non-whitespace-character-count="9205"/>
  </office:meta>
</office:document-meta>
</file>